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95ca010" style:family="table" style:master-page-name="ta-mp-0xb95ca010">
      <style:table-properties table:display="true" style:writing-mode="lr-tb"/>
    </style:style>
    <style:style style:name="ta-0xb95ca160" style:family="table" style:master-page-name="ta-mp-0xb95ca160">
      <style:table-properties table:display="true" style:writing-mode="lr-tb"/>
    </style:style>
    <style:style style:name="ta-0xb95ca2b0" style:family="table" style:master-page-name="ta-mp-0xb95ca2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95d300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5d3e4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5d414c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5d3fcc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5d3f0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5d408c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Tinos"/>
    </style:style>
    <style:style style:name="ACE-0xb95d30c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95d318c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26pt" style:use-optimal-column-width="true"/>
    </style:style>
    <style:style style:name="ACOL-2" style:family="table-column">
      <style:table-column-properties style:column-width="51.76pt" style:use-optimal-column-width="true"/>
    </style:style>
    <style:style style:name="ACOL-3" style:family="table-column">
      <style:table-column-properties style:column-width="47.99pt" style:use-optimal-column-width="true"/>
    </style:style>
    <style:style style:name="ACOL-4" style:family="table-column"/>
    <style:style style:name="AROW-1" style:family="table-row">
      <style:table-row-properties style:row-height="35.04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>
      <style:table-row-properties style:row-height="13.50pt" style:use-optimal-row-height="true"/>
    </style:style>
    <style:style style:name="AROW-4" style:family="table-row">
      <style:table-row-properties style:row-height="12.64pt" style:use-optimal-row-height="true"/>
    </style:style>
    <style:style style:name="AROW-5" style:family="table-row">
      <style:table-row-properties style:row-height="23.84pt" style:use-optimal-row-height="true"/>
    </style:style>
    <style:style style:name="AROW-6" style:family="table-row"/>
    <style:style style:name="AROW-7" style:family="table-row">
      <style:table-row-properties style:row-height="12.7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b95ca010" table:print="false">
        <office:forms form:automatic-focus="false" form:apply-design-mode="false">
          <form:form/>
        </office:forms>
        <table:table-column table:style-name="ACOL-1" table:number-columns-repeated="12"/>
        <table:table-column table:style-name="ACOL-2"/>
        <table:table-column table:style-name="ACOL-1"/>
        <table:table-column table:style-name="ACOL-2"/>
        <table:table-column table:style-name="ACOL-3" table:number-columns-repeated="115"/>
        <table:table-column table:style-name="ACOL-0" table:number-columns-repeated="126"/>
        <table:table-row table:style-name="AROW-0" table:number-rows-repeated="3">
          <table:table-cell table:number-columns-repeated="256"/>
        </table:table-row>
        <table:table-row table:style-name="AROW-1">
          <table:table-cell table:style-name="Gnumeric-default"/>
          <table:table-cell table:style-name="Gnumeric-default" office:value-type="string">
            <text:p>tiempo mejor caso 3 i</text:p>
          </table:table-cell>
          <table:table-cell table:number-columns-repeated="4" table:style-name="Gnumeric-default"/>
          <table:table-cell table:number-columns-spanned="3" table:style-name="ACE-0xb95d3e4c" office:value-type="string">
            <text:p>TIEMPO O(RAIZ DE P) cota teorica tomando raiz de p con los valores de entrada del mejor caso</text:p>
          </table:table-cell>
          <table:covered-table-cell table:number-columns-repeated="2"/>
          <table:table-cell table:number-columns-repeated="4" table:style-name="Gnumeric-default"/>
          <table:table-cell table:style-name="Gnumeric-default" office:value-type="string">
            <text:p>TIEMPO / COMPLEJIDAD</text:p>
          </table:table-cell>
          <table:table-cell table:number-columns-repeated="3" table:style-name="Gnumeric-default"/>
          <table:table-cell table:style-name="Gnumeric-default" office:value-type="string">
            <text:p>COMPLEJIODAD NUEVA</text:p>
          </table:table-cell>
          <table:table-cell table:number-columns-repeated="4" table:style-name="Gnumeric-default"/>
          <table:table-cell table:style-name="Gnumeric-default" office:value-type="string">
            <text:p>Tiempo / complejidad log p</text:p>
          </table:table-cell>
          <table:table-cell table:number-columns-repeated="233" table:style-name="Gnumeric-default"/>
        </table:table-row>
        <table:table-row table:style-name="AROW-2">
          <table:table-cell table:number-columns-repeated="6" table:style-name="Gnumeric-default"/>
          <table:table-cell table:number-columns-repeated="3" table:style-name="ACE-0xb95d3f0c"/>
          <table:table-cell table:number-columns-repeated="247" table:style-name="Gnumeric-default"/>
        </table:table-row>
        <table:table-row table:style-name="AROW-2">
          <table:table-cell table:style-name="Gnumeric-default"/>
          <table:table-cell table:style-name="ACE-0xb95d3e4c" office:value-type="string">
            <text:p>LLAVE</text:p>
          </table:table-cell>
          <table:table-cell table:style-name="ACE-0xb95d3e4c" office:value-type="string">
            <text:p>TIPO</text:p>
          </table:table-cell>
          <table:table-cell table:style-name="ACE-0xb95d3e4c" office:value-type="string">
            <text:p>TIEMPO</text:p>
          </table:table-cell>
          <table:table-cell table:number-columns-repeated="2" table:style-name="Gnumeric-default"/>
          <table:table-cell table:style-name="ACE-0xb95d3e4c" office:value-type="string">
            <text:p>LLAVE</text:p>
          </table:table-cell>
          <table:table-cell table:style-name="ACE-0xb95d3e4c" office:value-type="string">
            <text:p>TIPO</text:p>
          </table:table-cell>
          <table:table-cell table:style-name="ACE-0xb95d3e4c" office:value-type="string">
            <text:p>TIEMPO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string">
            <text:p>LLAVE</text:p>
          </table:table-cell>
          <table:table-cell table:style-name="ACE-0xb95d3e4c" office:value-type="string">
            <text:p>TIEMPO</text:p>
          </table:table-cell>
          <table:table-cell table:number-columns-repeated="2" table:style-name="Gnumeric-default"/>
          <table:table-cell table:style-name="Gnumeric-default" office:value-type="string">
            <text:p>LLAVE</text:p>
          </table:table-cell>
          <table:table-cell table:style-name="Gnumeric-default" office:value-type="string">
            <text:p>Tiempo</text:p>
          </table:table-cell>
          <table:table-cell table:style-name="ACE-0xb95d3e4c" office:value-type="string">
            <text:p>TIPO</text:p>
          </table:table-cell>
          <table:table-cell table:number-columns-repeated="236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1">
            <text:p>1</text:p>
          </table:table-cell>
          <table:table-cell table:style-name="ACE-0xb95d3e4c" office:value-type="string">
            <text:p>3^0</text:p>
          </table:table-cell>
          <table:table-cell table:style-name="ACE-0xb95d3fcc" office:value-type="float" office:value="2183">
            <text:p>2183</text:p>
          </table:table-cell>
          <table:table-cell table:number-columns-repeated="2" table:style-name="Gnumeric-default"/>
          <table:table-cell table:style-name="ACE-0xb95d3e4c" office:value-type="float" office:value="1">
            <text:p>1</text:p>
          </table:table-cell>
          <table:table-cell table:style-name="ACE-0xb95d3e4c" office:value-type="string">
            <text:p>3^0</text:p>
          </table:table-cell>
          <table:table-cell table:style-name="ACE-0xb95d408c" office:value-type="float" office:value="2406">
            <text:p>2406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1">
            <text:p>1</text:p>
          </table:table-cell>
          <table:table-cell table:style-name="ACE-0xb95d3e4c" table:formula="of:=[.D7]/[.I7]" office:value-type="float" office:value="0.907315045719036">
            <text:p>0,9073150</text:p>
          </table:table-cell>
          <table:table-cell table:number-columns-repeated="2" table:style-name="Gnumeric-default"/>
          <table:table-cell table:style-name="ACE-0xb95d3e4c" office:value-type="float" office:value="1">
            <text:p>1</text:p>
          </table:table-cell>
          <table:table-cell table:style-name="Gnumeric-default" office:value-type="float" office:value="2451">
            <text:p>2451</text:p>
          </table:table-cell>
          <table:table-cell table:style-name="ACE-0xb95d3e4c"/>
          <table:table-cell table:number-columns-repeated="2" table:style-name="Gnumeric-default"/>
          <table:table-cell table:style-name="Gnumeric-default" table:formula="of:=[.D7]/[.S7]" office:value-type="float" office:value="0.890656874745002">
            <text:p>0,89066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3">
            <text:p>3</text:p>
          </table:table-cell>
          <table:table-cell table:style-name="ACE-0xb95d3e4c" office:value-type="string">
            <text:p>3^1</text:p>
          </table:table-cell>
          <table:table-cell table:style-name="ACE-0xb95d3fcc" office:value-type="float" office:value="5637">
            <text:p>5637</text:p>
          </table:table-cell>
          <table:table-cell table:number-columns-repeated="2" table:style-name="Gnumeric-default"/>
          <table:table-cell table:style-name="ACE-0xb95d3e4c" office:value-type="float" office:value="3">
            <text:p>3</text:p>
          </table:table-cell>
          <table:table-cell table:style-name="ACE-0xb95d3e4c" office:value-type="string">
            <text:p>3^1</text:p>
          </table:table-cell>
          <table:table-cell table:style-name="ACE-0xb95d408c" office:value-type="float" office:value="6372.4">
            <text:p>6372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3">
            <text:p>3</text:p>
          </table:table-cell>
          <table:table-cell table:style-name="ACE-0xb95d3e4c" table:formula="of:=[.D8]/[.I8]" office:value-type="float" office:value="0.884596070554265">
            <text:p>0,8845961</text:p>
          </table:table-cell>
          <table:table-cell table:number-columns-repeated="2" table:style-name="Gnumeric-default"/>
          <table:table-cell table:style-name="ACE-0xb95d3e4c" office:value-type="float" office:value="3">
            <text:p>3</text:p>
          </table:table-cell>
          <table:table-cell table:style-name="Gnumeric-default" office:value-type="float" office:value="5700.72">
            <text:p>5700,72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8]/[.S8]" office:value-type="float" office:value="0.988822464530796">
            <text:p>0,98882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9">
            <text:p>9</text:p>
          </table:table-cell>
          <table:table-cell table:style-name="ACE-0xb95d3e4c" office:value-type="string">
            <text:p>3^2</text:p>
          </table:table-cell>
          <table:table-cell table:style-name="ACE-0xb95d3fcc" office:value-type="float" office:value="5637">
            <text:p>5637</text:p>
          </table:table-cell>
          <table:table-cell table:number-columns-repeated="2" table:style-name="Gnumeric-default"/>
          <table:table-cell table:style-name="ACE-0xb95d3e4c" office:value-type="float" office:value="9">
            <text:p>9</text:p>
          </table:table-cell>
          <table:table-cell table:style-name="ACE-0xb95d3e4c" office:value-type="string">
            <text:p>3^2</text:p>
          </table:table-cell>
          <table:table-cell table:style-name="ACE-0xb95d408c" office:value-type="float" office:value="6274.2">
            <text:p>6274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9">
            <text:p>9</text:p>
          </table:table-cell>
          <table:table-cell table:style-name="ACE-0xb95d3e4c" table:formula="of:=[.D9]/[.I9]" office:value-type="float" office:value="0.898441235536005">
            <text:p>0,8984412</text:p>
          </table:table-cell>
          <table:table-cell table:number-columns-repeated="2" table:style-name="Gnumeric-default"/>
          <table:table-cell table:style-name="ACE-0xb95d3e4c" office:value-type="float" office:value="9">
            <text:p>9</text:p>
          </table:table-cell>
          <table:table-cell table:style-name="Gnumeric-default" office:value-type="float" office:value="5671.32">
            <text:p>5671,32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9]/[.S9]" office:value-type="float" office:value="0.993948498762193">
            <text:p>0,99395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27">
            <text:p>27</text:p>
          </table:table-cell>
          <table:table-cell table:style-name="ACE-0xb95d3e4c" office:value-type="string">
            <text:p>3^3</text:p>
          </table:table-cell>
          <table:table-cell table:style-name="ACE-0xb95d3fcc" office:value-type="float" office:value="6127">
            <text:p>6127</text:p>
          </table:table-cell>
          <table:table-cell table:number-columns-repeated="2" table:style-name="Gnumeric-default"/>
          <table:table-cell table:style-name="ACE-0xb95d3e4c" office:value-type="float" office:value="27">
            <text:p>27</text:p>
          </table:table-cell>
          <table:table-cell table:style-name="ACE-0xb95d3e4c" office:value-type="string">
            <text:p>3^3</text:p>
          </table:table-cell>
          <table:table-cell table:style-name="ACE-0xb95d408c" office:value-type="float" office:value="6568.2">
            <text:p>6568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27">
            <text:p>27</text:p>
          </table:table-cell>
          <table:table-cell table:style-name="ACE-0xb95d3e4c" table:formula="of:=[.D10]/[.I10]" office:value-type="float" office:value="0.932827867604519">
            <text:p>0,9328279</text:p>
          </table:table-cell>
          <table:table-cell table:number-columns-repeated="2" table:style-name="Gnumeric-default"/>
          <table:table-cell table:style-name="ACE-0xb95d3e4c" office:value-type="float" office:value="27">
            <text:p>27</text:p>
          </table:table-cell>
          <table:table-cell table:style-name="Gnumeric-default" office:value-type="float" office:value="6141.72">
            <text:p>6141,72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0]/[.S10]" office:value-type="float" office:value="0.997603277257836">
            <text:p>0,99760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81">
            <text:p>81</text:p>
          </table:table-cell>
          <table:table-cell table:style-name="ACE-0xb95d3e4c" office:value-type="string">
            <text:p>3^4</text:p>
          </table:table-cell>
          <table:table-cell table:style-name="ACE-0xb95d3fcc" office:value-type="float" office:value="6984">
            <text:p>6984</text:p>
          </table:table-cell>
          <table:table-cell table:number-columns-repeated="2" table:style-name="Gnumeric-default"/>
          <table:table-cell table:style-name="ACE-0xb95d3e4c" office:value-type="float" office:value="81">
            <text:p>81</text:p>
          </table:table-cell>
          <table:table-cell table:style-name="ACE-0xb95d3e4c" office:value-type="string">
            <text:p>3^4</text:p>
          </table:table-cell>
          <table:table-cell table:style-name="ACE-0xb95d408c" office:value-type="float" office:value="8822">
            <text:p>8822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81">
            <text:p>81</text:p>
          </table:table-cell>
          <table:table-cell table:style-name="ACE-0xb95d3e4c" table:formula="of:=[.D11]/[.I11]" office:value-type="float" office:value="0.791657220584901">
            <text:p>0,7916572</text:p>
          </table:table-cell>
          <table:table-cell table:number-columns-repeated="2" table:style-name="Gnumeric-default"/>
          <table:table-cell table:style-name="ACE-0xb95d3e4c" office:value-type="float" office:value="81">
            <text:p>81</text:p>
          </table:table-cell>
          <table:table-cell table:style-name="Gnumeric-default" office:value-type="float" office:value="6986.44">
            <text:p>6986,44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1]/[.S11]" office:value-type="float" office:value="0.999650752028215">
            <text:p>0,99965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729">
            <text:p>729</text:p>
          </table:table-cell>
          <table:table-cell table:style-name="ACE-0xb95d3e4c" office:value-type="string">
            <text:p>3^6</text:p>
          </table:table-cell>
          <table:table-cell table:style-name="ACE-0xb95d3fcc" office:value-type="float" office:value="8428">
            <text:p>8428</text:p>
          </table:table-cell>
          <table:table-cell table:number-columns-repeated="2" table:style-name="Gnumeric-default"/>
          <table:table-cell table:style-name="ACE-0xb95d3e4c" office:value-type="float" office:value="243">
            <text:p>243</text:p>
          </table:table-cell>
          <table:table-cell table:style-name="ACE-0xb95d3e4c" office:value-type="string">
            <text:p>3^5</text:p>
          </table:table-cell>
          <table:table-cell table:style-name="ACE-0xb95d408c" office:value-type="float" office:value="24017">
            <text:p>24017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243">
            <text:p>243</text:p>
          </table:table-cell>
          <table:table-cell table:style-name="ACE-0xb95d3e4c" table:formula="of:=[.D12]/[.I12]" office:value-type="float" office:value="0.350918099679394">
            <text:p>0,3509181</text:p>
          </table:table-cell>
          <table:table-cell table:number-columns-repeated="2" table:style-name="Gnumeric-default"/>
          <table:table-cell table:style-name="ACE-0xb95d3e4c" office:value-type="float" office:value="729">
            <text:p>729</text:p>
          </table:table-cell>
          <table:table-cell table:style-name="Gnumeric-default" office:value-type="float" office:value="8439.7">
            <text:p>8439,7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2]/[.S12]" office:value-type="float" office:value="0.998613694799578">
            <text:p>0,99861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243">
            <text:p>243</text:p>
          </table:table-cell>
          <table:table-cell table:style-name="ACE-0xb95d3e4c" office:value-type="string">
            <text:p>3^5</text:p>
          </table:table-cell>
          <table:table-cell table:style-name="ACE-0xb95d3fcc" office:value-type="float" office:value="8578">
            <text:p>8578</text:p>
          </table:table-cell>
          <table:table-cell table:number-columns-repeated="2" table:style-name="Gnumeric-default"/>
          <table:table-cell table:style-name="ACE-0xb95d3e4c" office:value-type="float" office:value="729">
            <text:p>729</text:p>
          </table:table-cell>
          <table:table-cell table:style-name="ACE-0xb95d3e4c" office:value-type="string">
            <text:p>3^6</text:p>
          </table:table-cell>
          <table:table-cell table:style-name="ACE-0xb95d408c" office:value-type="float" office:value="101949">
            <text:p>101949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729">
            <text:p>729</text:p>
          </table:table-cell>
          <table:table-cell table:style-name="ACE-0xb95d3e4c" table:formula="of:=[.D13]/[.I13]" office:value-type="float" office:value="0.0841401092703214">
            <text:p>0,0841401</text:p>
          </table:table-cell>
          <table:table-cell table:number-columns-repeated="2" table:style-name="Gnumeric-default"/>
          <table:table-cell table:style-name="ACE-0xb95d3e4c" office:value-type="float" office:value="243">
            <text:p>243</text:p>
          </table:table-cell>
          <table:table-cell table:style-name="Gnumeric-default" office:value-type="float" office:value="9312">
            <text:p>9312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3]/[.S13]" office:value-type="float" office:value="0.921176975945017">
            <text:p>0,92118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2187">
            <text:p>2187</text:p>
          </table:table-cell>
          <table:table-cell table:style-name="ACE-0xb95d3e4c" office:value-type="string">
            <text:p>3^7</text:p>
          </table:table-cell>
          <table:table-cell table:style-name="ACE-0xb95d3fcc" office:value-type="float" office:value="9803">
            <text:p>9803</text:p>
          </table:table-cell>
          <table:table-cell table:number-columns-repeated="2" table:style-name="Gnumeric-default"/>
          <table:table-cell table:style-name="ACE-0xb95d3e4c" office:value-type="float" office:value="2187">
            <text:p>2187</text:p>
          </table:table-cell>
          <table:table-cell table:style-name="ACE-0xb95d3e4c" office:value-type="string">
            <text:p>3^7</text:p>
          </table:table-cell>
          <table:table-cell table:style-name="ACE-0xb95d408c" office:value-type="float" office:value="348981">
            <text:p>348981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2187">
            <text:p>2187</text:p>
          </table:table-cell>
          <table:table-cell table:style-name="ACE-0xb95d3e4c" table:formula="of:=[.D14]/[.I14]" office:value-type="float" office:value="0.0280903544892129">
            <text:p>0,0280904</text:p>
          </table:table-cell>
          <table:table-cell table:number-columns-repeated="2" table:style-name="Gnumeric-default"/>
          <table:table-cell table:style-name="ACE-0xb95d3e4c" office:value-type="float" office:value="2187">
            <text:p>2187</text:p>
          </table:table-cell>
          <table:table-cell table:style-name="Gnumeric-default" office:value-type="float" office:value="10783">
            <text:p>10783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4]/[.S14]" office:value-type="float" office:value="0.909116201428174">
            <text:p>0,90912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6561">
            <text:p>6561</text:p>
          </table:table-cell>
          <table:table-cell table:style-name="ACE-0xb95d3e4c" office:value-type="string">
            <text:p>3^8</text:p>
          </table:table-cell>
          <table:table-cell table:style-name="ACE-0xb95d3fcc" office:value-type="float" office:value="10906">
            <text:p>10906</text:p>
          </table:table-cell>
          <table:table-cell table:number-columns-repeated="2" table:style-name="Gnumeric-default"/>
          <table:table-cell table:style-name="ACE-0xb95d3e4c" office:value-type="float" office:value="6561">
            <text:p>6561</text:p>
          </table:table-cell>
          <table:table-cell table:style-name="ACE-0xb95d3e4c" office:value-type="string">
            <text:p>3^8</text:p>
          </table:table-cell>
          <table:table-cell table:style-name="ACE-0xb95d408c" office:value-type="float" office:value="788147">
            <text:p>788147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6561">
            <text:p>6561</text:p>
          </table:table-cell>
          <table:table-cell table:style-name="ACE-0xb95d3e4c" table:formula="of:=[.D15]/[.I15]" office:value-type="float" office:value="0.0138375201580416">
            <text:p>0,0138375</text:p>
          </table:table-cell>
          <table:table-cell table:number-columns-repeated="2" table:style-name="Gnumeric-default"/>
          <table:table-cell table:style-name="ACE-0xb95d3e4c" office:value-type="float" office:value="6561">
            <text:p>6561</text:p>
          </table:table-cell>
          <table:table-cell table:style-name="Gnumeric-default" office:value-type="float" office:value="12253">
            <text:p>12253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5]/[.S15]" office:value-type="float" office:value="0.890067738513017">
            <text:p>0,89007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19683">
            <text:p>19683</text:p>
          </table:table-cell>
          <table:table-cell table:style-name="ACE-0xb95d3e4c" office:value-type="string">
            <text:p>3^9</text:p>
          </table:table-cell>
          <table:table-cell table:style-name="ACE-0xb95d3fcc" office:value-type="float" office:value="11519">
            <text:p>11519</text:p>
          </table:table-cell>
          <table:table-cell table:number-columns-repeated="2" table:style-name="Gnumeric-default"/>
          <table:table-cell table:style-name="ACE-0xb95d3e4c" office:value-type="float" office:value="19683">
            <text:p>19683</text:p>
          </table:table-cell>
          <table:table-cell table:style-name="ACE-0xb95d3e4c" office:value-type="string">
            <text:p>3^9</text:p>
          </table:table-cell>
          <table:table-cell table:style-name="ACE-0xb95d408c" office:value-type="float" office:value="1043021">
            <text:p>1043021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19683">
            <text:p>19683</text:p>
          </table:table-cell>
          <table:table-cell table:style-name="ACE-0xb95d3e4c" table:formula="of:=[.D16]/[.I16]" office:value-type="float" office:value="0.0110438811874353">
            <text:p>0,0110439</text:p>
          </table:table-cell>
          <table:table-cell table:number-columns-repeated="2" table:style-name="Gnumeric-default"/>
          <table:table-cell table:style-name="ACE-0xb95d3e4c" office:value-type="float" office:value="19683">
            <text:p>19683</text:p>
          </table:table-cell>
          <table:table-cell table:style-name="Gnumeric-default" office:value-type="float" office:value="13724">
            <text:p>13724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6]/[.S16]" office:value-type="float" office:value="0.839332556106091">
            <text:p>0,83933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177147">
            <text:p>177147</text:p>
          </table:table-cell>
          <table:table-cell table:style-name="ACE-0xb95d3e4c" office:value-type="string">
            <text:p>3^11</text:p>
          </table:table-cell>
          <table:table-cell table:style-name="ACE-0xb95d3fcc" office:value-type="float" office:value="13111">
            <text:p>13111</text:p>
          </table:table-cell>
          <table:table-cell table:number-columns-repeated="2" table:style-name="Gnumeric-default"/>
          <table:table-cell table:style-name="ACE-0xb95d3e4c" office:value-type="float" office:value="59049">
            <text:p>59049</text:p>
          </table:table-cell>
          <table:table-cell table:style-name="ACE-0xb95d3e4c" office:value-type="string">
            <text:p>3^10</text:p>
          </table:table-cell>
          <table:table-cell table:style-name="ACE-0xb95d408c" office:value-type="float" office:value="1839502">
            <text:p>1839502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59049">
            <text:p>59049</text:p>
          </table:table-cell>
          <table:table-cell table:style-name="ACE-0xb95d3e4c" table:formula="of:=[.D17]/[.I17]" office:value-type="float" office:value="0.00712747254419946">
            <text:p>0,0071275</text:p>
          </table:table-cell>
          <table:table-cell table:number-columns-repeated="2" table:style-name="Gnumeric-default"/>
          <table:table-cell table:style-name="ACE-0xb95d3e4c" office:value-type="float" office:value="177147">
            <text:p>177147</text:p>
          </table:table-cell>
          <table:table-cell table:style-name="Gnumeric-default" office:value-type="float" office:value="14704">
            <text:p>14704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7]/[.S17]" office:value-type="float" office:value="0.891662132752992">
            <text:p>0,89166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59049">
            <text:p>59049</text:p>
          </table:table-cell>
          <table:table-cell table:style-name="ACE-0xb95d3e4c" office:value-type="string">
            <text:p>3^10</text:p>
          </table:table-cell>
          <table:table-cell table:style-name="ACE-0xb95d3fcc" office:value-type="float" office:value="19851">
            <text:p>19851</text:p>
          </table:table-cell>
          <table:table-cell table:number-columns-repeated="2" table:style-name="Gnumeric-default"/>
          <table:table-cell table:style-name="ACE-0xb95d3e4c" office:value-type="float" office:value="177147">
            <text:p>177147</text:p>
          </table:table-cell>
          <table:table-cell table:style-name="ACE-0xb95d3e4c" office:value-type="string">
            <text:p>3^11</text:p>
          </table:table-cell>
          <table:table-cell table:style-name="ACE-0xb95d408c" office:value-type="float" office:value="3177588">
            <text:p>3177588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177147">
            <text:p>177147</text:p>
          </table:table-cell>
          <table:table-cell table:style-name="ACE-0xb95d3e4c" table:formula="of:=[.D18]/[.I18]" office:value-type="float" office:value="0.00624719126582804">
            <text:p>0,0062472</text:p>
          </table:table-cell>
          <table:table-cell table:number-columns-repeated="2" table:style-name="Gnumeric-default"/>
          <table:table-cell table:style-name="ACE-0xb95d3e4c" office:value-type="float" office:value="59049">
            <text:p>59049</text:p>
          </table:table-cell>
          <table:table-cell table:style-name="Gnumeric-default" office:value-type="float" office:value="20022.6">
            <text:p>20022,6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8]/[.S18]" office:value-type="float" office:value="0.991429684456564">
            <text:p>0,99143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531441">
            <text:p>531441</text:p>
          </table:table-cell>
          <table:table-cell table:style-name="ACE-0xb95d3e4c" office:value-type="string">
            <text:p>3^12</text:p>
          </table:table-cell>
          <table:table-cell table:style-name="ACE-0xb95d3fcc" office:value-type="float" office:value="20096">
            <text:p>20096</text:p>
          </table:table-cell>
          <table:table-cell table:number-columns-repeated="2" table:style-name="Gnumeric-default"/>
          <table:table-cell table:style-name="ACE-0xb95d3e4c" office:value-type="float" office:value="531441">
            <text:p>531441</text:p>
          </table:table-cell>
          <table:table-cell table:style-name="ACE-0xb95d3e4c" office:value-type="string">
            <text:p>3^12</text:p>
          </table:table-cell>
          <table:table-cell table:style-name="ACE-0xb95d408c" office:value-type="float" office:value="3542253">
            <text:p>3542253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531441">
            <text:p>531441</text:p>
          </table:table-cell>
          <table:table-cell table:style-name="ACE-0xb95d3e4c" table:formula="of:=[.D19]/[.I19]" office:value-type="float" office:value="0.00567322548671707">
            <text:p>0,0056732</text:p>
          </table:table-cell>
          <table:table-cell table:number-columns-repeated="2" table:style-name="Gnumeric-default"/>
          <table:table-cell table:style-name="ACE-0xb95d3e4c" office:value-type="float" office:value="531441">
            <text:p>531441</text:p>
          </table:table-cell>
          <table:table-cell table:style-name="Gnumeric-default" office:value-type="float" office:value="20194">
            <text:p>20194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19]/[.S19]" office:value-type="float" office:value="0.995147073388135">
            <text:p>0,99515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4782969">
            <text:p>4782969</text:p>
          </table:table-cell>
          <table:table-cell table:style-name="ACE-0xb95d3e4c" office:value-type="string">
            <text:p>3^14</text:p>
          </table:table-cell>
          <table:table-cell table:style-name="ACE-0xb95d3fcc" office:value-type="float" office:value="21199">
            <text:p>21199</text:p>
          </table:table-cell>
          <table:table-cell table:number-columns-repeated="2" table:style-name="Gnumeric-default"/>
          <table:table-cell table:style-name="ACE-0xb95d3e4c" office:value-type="float" office:value="1594323">
            <text:p>1594323</text:p>
          </table:table-cell>
          <table:table-cell table:style-name="ACE-0xb95d3e4c" office:value-type="string">
            <text:p>3^13</text:p>
          </table:table-cell>
          <table:table-cell table:style-name="ACE-0xb95d408c" office:value-type="float" office:value="4750942">
            <text:p>4750942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1594323">
            <text:p>1594323</text:p>
          </table:table-cell>
          <table:table-cell table:style-name="ACE-0xb95d3e4c" table:formula="of:=[.D20]/[.I20]" office:value-type="float" office:value="0.00446206247097944">
            <text:p>0,0044621</text:p>
          </table:table-cell>
          <table:table-cell table:number-columns-repeated="2" table:style-name="Gnumeric-default"/>
          <table:table-cell table:style-name="ACE-0xb95d3e4c" office:value-type="float" office:value="4782969">
            <text:p>4782969</text:p>
          </table:table-cell>
          <table:table-cell table:style-name="Gnumeric-default" office:value-type="float" office:value="21260.3">
            <text:p>21260,3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0]/[.S20]" office:value-type="float" office:value="0.997116691674153">
            <text:p>0,99712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3e4c" office:value-type="float" office:value="1594323">
            <text:p>1594323</text:p>
          </table:table-cell>
          <table:table-cell table:style-name="ACE-0xb95d3e4c" office:value-type="string">
            <text:p>3^13</text:p>
          </table:table-cell>
          <table:table-cell table:style-name="ACE-0xb95d3fcc" office:value-type="float" office:value="26345">
            <text:p>26345</text:p>
          </table:table-cell>
          <table:table-cell table:number-columns-repeated="2" table:style-name="Gnumeric-default"/>
          <table:table-cell table:style-name="ACE-0xb95d3e4c" office:value-type="float" office:value="4782969">
            <text:p>4782969</text:p>
          </table:table-cell>
          <table:table-cell table:style-name="ACE-0xb95d3e4c" office:value-type="string">
            <text:p>3^14</text:p>
          </table:table-cell>
          <table:table-cell table:style-name="ACE-0xb95d408c" office:value-type="float" office:value="8215753">
            <text:p>8215753</text:p>
          </table:table-cell>
          <table:table-cell table:style-name="Gnumeric-default"/>
          <table:table-cell table:number-columns-repeated="3" table:style-name="ACE-0xb95d3e4c"/>
          <table:table-cell table:style-name="ACE-0xb95d3e4c" office:value-type="float" office:value="4782969">
            <text:p>4782969</text:p>
          </table:table-cell>
          <table:table-cell table:style-name="ACE-0xb95d3e4c" table:formula="of:=[.D21]/[.I21]" office:value-type="float" office:value="0.00320664460092702">
            <text:p>0,0032066</text:p>
          </table:table-cell>
          <table:table-cell table:number-columns-repeated="2" table:style-name="Gnumeric-default"/>
          <table:table-cell table:style-name="ACE-0xb95d3e4c" office:value-type="float" office:value="1594323">
            <text:p>1594323</text:p>
          </table:table-cell>
          <table:table-cell table:style-name="Gnumeric-default" office:value-type="float" office:value="26773.9">
            <text:p>26773,9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1]/[.S21]" office:value-type="float" office:value="0.983980667739851">
            <text:p>0,98398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14000000">
            <text:p>1,40×1007</text:p>
          </table:table-cell>
          <table:table-cell table:style-name="ACE-0xb95d3e4c" office:value-type="string">
            <text:p>3^15</text:p>
          </table:table-cell>
          <table:table-cell table:style-name="ACE-0xb95d3fcc" office:value-type="float" office:value="30021">
            <text:p>30021</text:p>
          </table:table-cell>
          <table:table-cell table:number-columns-repeated="2" table:style-name="Gnumeric-default"/>
          <table:table-cell table:style-name="ACE-0xb95d414c" office:value-type="float" office:value="14000000">
            <text:p>1,40×1007</text:p>
          </table:table-cell>
          <table:table-cell table:style-name="ACE-0xb95d3e4c" office:value-type="string">
            <text:p>3^15</text:p>
          </table:table-cell>
          <table:table-cell table:style-name="ACE-0xb95d408c" office:value-type="float" office:value="14284686">
            <text:p>14284686</text:p>
          </table:table-cell>
          <table:table-cell table:style-name="Gnumeric-default"/>
          <table:table-cell table:number-columns-repeated="3" table:style-name="ACE-0xb95d414c"/>
          <table:table-cell table:style-name="ACE-0xb95d414c" office:value-type="float" office:value="14000000">
            <text:p>1,40×1007</text:p>
          </table:table-cell>
          <table:table-cell table:style-name="ACE-0xb95d3e4c" table:formula="of:=[.D22]/[.I22]" office:value-type="float" office:value="0.00210162127469935">
            <text:p>0,0021016</text:p>
          </table:table-cell>
          <table:table-cell table:number-columns-repeated="2" table:style-name="Gnumeric-default"/>
          <table:table-cell table:style-name="ACE-0xb95d414c" office:value-type="float" office:value="14000000">
            <text:p>1,40×1007</text:p>
          </table:table-cell>
          <table:table-cell table:style-name="Gnumeric-default" office:value-type="float" office:value="30670.4">
            <text:p>30670,4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2]/[.S22]" office:value-type="float" office:value="0.97882649068809">
            <text:p>0,97883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130000000">
            <text:p>1,30×1008</text:p>
          </table:table-cell>
          <table:table-cell table:style-name="ACE-0xb95d3e4c" office:value-type="string">
            <text:p>3^17</text:p>
          </table:table-cell>
          <table:table-cell table:style-name="ACE-0xb95d3fcc" office:value-type="float" office:value="31982">
            <text:p>31982</text:p>
          </table:table-cell>
          <table:table-cell table:number-columns-repeated="2" table:style-name="Gnumeric-default"/>
          <table:table-cell table:style-name="ACE-0xb95d414c" office:value-type="float" office:value="43000000">
            <text:p>4,30×1007</text:p>
          </table:table-cell>
          <table:table-cell table:style-name="ACE-0xb95d3e4c" office:value-type="string">
            <text:p>3^16</text:p>
          </table:table-cell>
          <table:table-cell table:style-name="ACE-0xb95d408c" office:value-type="float" office:value="24678137">
            <text:p>24678137</text:p>
          </table:table-cell>
          <table:table-cell table:style-name="Gnumeric-default"/>
          <table:table-cell table:number-columns-repeated="3" table:style-name="ACE-0xb95d414c"/>
          <table:table-cell table:style-name="ACE-0xb95d414c" office:value-type="float" office:value="43000000">
            <text:p>4,30×1007</text:p>
          </table:table-cell>
          <table:table-cell table:style-name="ACE-0xb95d3e4c" table:formula="of:=[.D23]/[.I23]" office:value-type="float" office:value="0.00129596492636377">
            <text:p>0,0012960</text:p>
          </table:table-cell>
          <table:table-cell table:number-columns-repeated="2" table:style-name="Gnumeric-default"/>
          <table:table-cell table:style-name="ACE-0xb95d414c" office:value-type="float" office:value="130000000">
            <text:p>1,30×1008</text:p>
          </table:table-cell>
          <table:table-cell table:style-name="Gnumeric-default" office:value-type="float" office:value="32729.5">
            <text:p>32729,5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3]/[.S23]" office:value-type="float" office:value="0.977161276524237">
            <text:p>0,97716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43000000">
            <text:p>4,30×1007</text:p>
          </table:table-cell>
          <table:table-cell table:style-name="ACE-0xb95d3e4c" office:value-type="string">
            <text:p>3^16</text:p>
          </table:table-cell>
          <table:table-cell table:style-name="ACE-0xb95d3fcc" office:value-type="float" office:value="32104">
            <text:p>32104</text:p>
          </table:table-cell>
          <table:table-cell table:number-columns-repeated="2" table:style-name="Gnumeric-default"/>
          <table:table-cell table:style-name="ACE-0xb95d414c" office:value-type="float" office:value="130000000">
            <text:p>1,30×1008</text:p>
          </table:table-cell>
          <table:table-cell table:style-name="ACE-0xb95d3e4c" office:value-type="string">
            <text:p>3^17</text:p>
          </table:table-cell>
          <table:table-cell table:style-name="ACE-0xb95d408c" office:value-type="float" office:value="43800519">
            <text:p>43800519</text:p>
          </table:table-cell>
          <table:table-cell table:style-name="Gnumeric-default"/>
          <table:table-cell table:number-columns-repeated="3" table:style-name="ACE-0xb95d414c"/>
          <table:table-cell table:style-name="ACE-0xb95d414c" office:value-type="float" office:value="130000000">
            <text:p>1,30×1008</text:p>
          </table:table-cell>
          <table:table-cell table:style-name="ACE-0xb95d3e4c" table:formula="of:=[.D24]/[.I24]" office:value-type="float" office:value="0.000732959351463393">
            <text:p>0,0007330</text:p>
          </table:table-cell>
          <table:table-cell table:number-columns-repeated="2" table:style-name="Gnumeric-default"/>
          <table:table-cell table:style-name="ACE-0xb95d414c" office:value-type="float" office:value="43000000">
            <text:p>4,30×1007</text:p>
          </table:table-cell>
          <table:table-cell table:style-name="Gnumeric-default" office:value-type="float" office:value="32716.7">
            <text:p>32716,7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4]/[.S24]" office:value-type="float" office:value="0.981272561107936">
            <text:p>0,98127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1200000000">
            <text:p>1,20×1009</text:p>
          </table:table-cell>
          <table:table-cell table:style-name="ACE-0xb95d3e4c" office:value-type="string">
            <text:p>3^20</text:p>
          </table:table-cell>
          <table:table-cell table:style-name="ACE-0xb95d3fcc" office:value-type="float" office:value="32227">
            <text:p>32227</text:p>
          </table:table-cell>
          <table:table-cell table:number-columns-repeated="2" table:style-name="Gnumeric-default"/>
          <table:table-cell table:style-name="ACE-0xb95d414c" office:value-type="float" office:value="390000000">
            <text:p>3,90×1008</text:p>
          </table:table-cell>
          <table:table-cell table:style-name="ACE-0xb95d3e4c" office:value-type="string">
            <text:p>3^18</text:p>
          </table:table-cell>
          <table:table-cell table:style-name="ACE-0xb95d408c" office:value-type="float" office:value="74030000">
            <text:p>74030000</text:p>
          </table:table-cell>
          <table:table-cell table:style-name="Gnumeric-default"/>
          <table:table-cell table:number-columns-repeated="3" table:style-name="ACE-0xb95d414c"/>
          <table:table-cell table:style-name="ACE-0xb95d414c" office:value-type="float" office:value="390000000">
            <text:p>3,90×1008</text:p>
          </table:table-cell>
          <table:table-cell table:style-name="ACE-0xb95d3e4c" table:formula="of:=[.D25]/[.I25]" office:value-type="float" office:value="0.000435323517492908">
            <text:p>0,0004353</text:p>
          </table:table-cell>
          <table:table-cell table:number-columns-repeated="2" table:style-name="Gnumeric-default"/>
          <table:table-cell table:style-name="ACE-0xb95d414c" office:value-type="float" office:value="1200000000">
            <text:p>1,20×1009</text:p>
          </table:table-cell>
          <table:table-cell table:style-name="Gnumeric-default" office:value-type="float" office:value="32704.9">
            <text:p>32704,9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5]/[.S25]" office:value-type="float" office:value="0.985387510739981">
            <text:p>0,98539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390000000">
            <text:p>3,90×1008</text:p>
          </table:table-cell>
          <table:table-cell table:style-name="ACE-0xb95d3e4c" office:value-type="string">
            <text:p>3^19</text:p>
          </table:table-cell>
          <table:table-cell table:style-name="ACE-0xb95d3fcc" office:value-type="float" office:value="32595">
            <text:p>32595</text:p>
          </table:table-cell>
          <table:table-cell table:number-columns-repeated="2" table:style-name="Gnumeric-default"/>
          <table:table-cell table:style-name="ACE-0xb95d414c" office:value-type="float" office:value="390000000">
            <text:p>3,90×1008</text:p>
          </table:table-cell>
          <table:table-cell table:style-name="ACE-0xb95d3e4c" office:value-type="string">
            <text:p>3^19</text:p>
          </table:table-cell>
          <table:table-cell table:style-name="ACE-0xb95d408c" office:value-type="float" office:value="128070556">
            <text:p>128070556</text:p>
          </table:table-cell>
          <table:table-cell table:style-name="Gnumeric-default"/>
          <table:table-cell table:number-columns-repeated="3" table:style-name="ACE-0xb95d414c"/>
          <table:table-cell table:style-name="ACE-0xb95d414c" office:value-type="float" office:value="390000000">
            <text:p>3,90×1008</text:p>
          </table:table-cell>
          <table:table-cell table:style-name="ACE-0xb95d3e4c" table:formula="of:=[.D26]/[.I26]" office:value-type="float" office:value="0.000254508147836885">
            <text:p>0,0002545</text:p>
          </table:table-cell>
          <table:table-cell table:number-columns-repeated="2" table:style-name="Gnumeric-default"/>
          <table:table-cell table:style-name="ACE-0xb95d414c" office:value-type="float" office:value="390000000">
            <text:p>3,90×1008</text:p>
          </table:table-cell>
          <table:table-cell table:style-name="Gnumeric-default" office:value-type="float" office:value="32962.6">
            <text:p>32962,6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6]/[.S26]" office:value-type="float" office:value="0.988847967089975">
            <text:p>0,98885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3500000000">
            <text:p>3,50×1009</text:p>
          </table:table-cell>
          <table:table-cell table:style-name="ACE-0xb95d3e4c" office:value-type="string">
            <text:p>3^21</text:p>
          </table:table-cell>
          <table:table-cell table:style-name="ACE-0xb95d3fcc" office:value-type="float" office:value="32840">
            <text:p>32840</text:p>
          </table:table-cell>
          <table:table-cell table:number-columns-repeated="2" table:style-name="Gnumeric-default"/>
          <table:table-cell table:style-name="ACE-0xb95d414c" office:value-type="float" office:value="1200000000">
            <text:p>1,20×1009</text:p>
          </table:table-cell>
          <table:table-cell table:style-name="ACE-0xb95d3e4c" office:value-type="string">
            <text:p>3^20</text:p>
          </table:table-cell>
          <table:table-cell table:style-name="ACE-0xb95d408c" office:value-type="float" office:value="221789541">
            <text:p>221789541</text:p>
          </table:table-cell>
          <table:table-cell table:style-name="Gnumeric-default"/>
          <table:table-cell table:number-columns-repeated="3" table:style-name="ACE-0xb95d414c"/>
          <table:table-cell table:style-name="ACE-0xb95d414c" office:value-type="float" office:value="1200000000">
            <text:p>1,20×1009</text:p>
          </table:table-cell>
          <table:table-cell table:style-name="ACE-0xb95d3e4c" table:formula="of:=[.D27]/[.I27]" office:value-type="float" office:value="0.000148068298675996">
            <text:p>0,0001481</text:p>
          </table:table-cell>
          <table:table-cell table:number-columns-repeated="2" table:style-name="Gnumeric-default"/>
          <table:table-cell table:style-name="ACE-0xb95d414c" office:value-type="float" office:value="3500000000">
            <text:p>3,50×1009</text:p>
          </table:table-cell>
          <table:table-cell table:style-name="Gnumeric-default" office:value-type="float" office:value="33085.1">
            <text:p>33085,1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7]/[.S27]" office:value-type="float" office:value="0.992591831368199">
            <text:p>0,99259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390000000">
            <text:p>3,90×1008</text:p>
          </table:table-cell>
          <table:table-cell table:style-name="ACE-0xb95d3e4c" office:value-type="string">
            <text:p>3^18</text:p>
          </table:table-cell>
          <table:table-cell table:style-name="ACE-0xb95d3fcc" office:value-type="float" office:value="32962">
            <text:p>32962</text:p>
          </table:table-cell>
          <table:table-cell table:number-columns-repeated="2" table:style-name="Gnumeric-default"/>
          <table:table-cell table:style-name="ACE-0xb95d414c"/>
          <table:table-cell table:number-columns-repeated="2" table:style-name="ACE-0xb95d3e4c"/>
          <table:table-cell table:number-columns-repeated="8" table:style-name="Gnumeric-default"/>
          <table:table-cell table:style-name="ACE-0xb95d414c" office:value-type="float" office:value="390000000">
            <text:p>3,90×1008</text:p>
          </table:table-cell>
          <table:table-cell table:style-name="Gnumeric-default" office:value-type="float" office:value="33329">
            <text:p>33329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8]/[.S28]" office:value-type="float" office:value="0.988988568513907">
            <text:p>0,98899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94000000000">
            <text:p>9,40×1010</text:p>
          </table:table-cell>
          <table:table-cell table:style-name="ACE-0xb95d3e4c" office:value-type="string">
            <text:p>3^24</text:p>
          </table:table-cell>
          <table:table-cell table:style-name="ACE-0xb95d3fcc" office:value-type="float" office:value="36148">
            <text:p>36148</text:p>
          </table:table-cell>
          <table:table-cell table:number-columns-repeated="2" table:style-name="Gnumeric-default"/>
          <table:table-cell table:style-name="ACE-0xb95d414c"/>
          <table:table-cell table:number-columns-repeated="2" table:style-name="ACE-0xb95d3e4c"/>
          <table:table-cell table:number-columns-repeated="8" table:style-name="Gnumeric-default"/>
          <table:table-cell table:style-name="ACE-0xb95d414c" office:value-type="float" office:value="94000000000">
            <text:p>9,40×1010</text:p>
          </table:table-cell>
          <table:table-cell table:style-name="Gnumeric-default" office:value-type="float" office:value="36417.6">
            <text:p>36417,6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29]/[.S29]" office:value-type="float" office:value="0.992596986072668">
            <text:p>0,99260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280000000000">
            <text:p>2,80×1011</text:p>
          </table:table-cell>
          <table:table-cell table:style-name="ACE-0xb95d3e4c" office:value-type="string">
            <text:p>3^25</text:p>
          </table:table-cell>
          <table:table-cell table:style-name="ACE-0xb95d3fcc" office:value-type="float" office:value="36271">
            <text:p>36271</text:p>
          </table:table-cell>
          <table:table-cell table:number-columns-repeated="2" table:style-name="Gnumeric-default"/>
          <table:table-cell table:style-name="ACE-0xb95d414c"/>
          <table:table-cell table:style-name="ACE-0xb95d3e4c"/>
          <table:table-cell table:style-name="ACE-0xb95d414c"/>
          <table:table-cell table:number-columns-repeated="8" table:style-name="Gnumeric-default"/>
          <table:table-cell table:style-name="ACE-0xb95d414c" office:value-type="float" office:value="280000000000">
            <text:p>2,80×1011</text:p>
          </table:table-cell>
          <table:table-cell table:style-name="Gnumeric-default" office:value-type="float" office:value="36369.2">
            <text:p>36369,2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30]/[.S30]" office:value-type="float" office:value="0.997299913113294">
            <text:p>0,9973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850000000000">
            <text:p>8,50×1011</text:p>
          </table:table-cell>
          <table:table-cell table:style-name="ACE-0xb95d3e4c" office:value-type="string">
            <text:p>3^26</text:p>
          </table:table-cell>
          <table:table-cell table:style-name="ACE-0xb95d3fcc" office:value-type="float" office:value="36761">
            <text:p>36761</text:p>
          </table:table-cell>
          <table:table-cell table:number-columns-repeated="2" table:style-name="Gnumeric-default"/>
          <table:table-cell table:style-name="ACE-0xb95d414c"/>
          <table:table-cell table:style-name="ACE-0xb95d3e4c"/>
          <table:table-cell table:style-name="ACE-0xb95d414c"/>
          <table:table-cell table:number-columns-repeated="8" table:style-name="Gnumeric-default"/>
          <table:table-cell table:style-name="ACE-0xb95d414c" office:value-type="float" office:value="850000000000">
            <text:p>8,50×1011</text:p>
          </table:table-cell>
          <table:table-cell table:style-name="Gnumeric-default" office:value-type="float" office:value="37250">
            <text:p>37250</text:p>
          </table:table-cell>
          <table:table-cell table:style-name="ACE-0xb95d3e4c"/>
          <table:table-cell table:style-name="ACE-0xb95d3fcc"/>
          <table:table-cell table:style-name="Gnumeric-default"/>
          <table:table-cell table:style-name="Gnumeric-default" table:formula="of:=[.D31]/[.S31]" office:value-type="float" office:value="0.986872483221476">
            <text:p>0,98687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31000000000">
            <text:p>3,10×1010</text:p>
          </table:table-cell>
          <table:table-cell table:style-name="ACE-0xb95d3e4c" office:value-type="string">
            <text:p>3^23</text:p>
          </table:table-cell>
          <table:table-cell table:style-name="ACE-0xb95d3fcc" office:value-type="float" office:value="37251">
            <text:p>37251</text:p>
          </table:table-cell>
          <table:table-cell table:number-columns-repeated="2" table:style-name="Gnumeric-default"/>
          <table:table-cell table:style-name="ACE-0xb95d414c"/>
          <table:table-cell table:style-name="ACE-0xb95d3e4c"/>
          <table:table-cell table:style-name="ACE-0xb95d414c"/>
          <table:table-cell table:number-columns-repeated="8" table:style-name="Gnumeric-default"/>
          <table:table-cell table:style-name="ACE-0xb95d414c" office:value-type="float" office:value="31000000000">
            <text:p>3,10×1010</text:p>
          </table:table-cell>
          <table:table-cell table:style-name="Gnumeric-default" office:value-type="float" office:value="38721">
            <text:p>38721</text:p>
          </table:table-cell>
          <table:table-cell table:style-name="Gnumeric-default"/>
          <table:table-cell table:style-name="ACE-0xb95d3fcc"/>
          <table:table-cell table:style-name="Gnumeric-default"/>
          <table:table-cell table:style-name="Gnumeric-default" table:formula="of:=[.D32]/[.S32]" office:value-type="float" office:value="0.962036104439451">
            <text:p>0,96204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2500000000000">
            <text:p>2,50×1012</text:p>
          </table:table-cell>
          <table:table-cell table:style-name="ACE-0xb95d3e4c" office:value-type="string">
            <text:p>3^27</text:p>
          </table:table-cell>
          <table:table-cell table:style-name="ACE-0xb95d3fcc" office:value-type="float" office:value="37373">
            <text:p>37373</text:p>
          </table:table-cell>
          <table:table-cell table:number-columns-repeated="2" table:style-name="Gnumeric-default"/>
          <table:table-cell table:style-name="ACE-0xb95d414c"/>
          <table:table-cell table:style-name="ACE-0xb95d3e4c"/>
          <table:table-cell table:style-name="ACE-0xb95d414c"/>
          <table:table-cell table:number-columns-repeated="8" table:style-name="Gnumeric-default"/>
          <table:table-cell table:style-name="ACE-0xb95d414c" office:value-type="float" office:value="2500000000000">
            <text:p>2,50×1012</text:p>
          </table:table-cell>
          <table:table-cell table:style-name="Gnumeric-default" office:value-type="float" office:value="40191">
            <text:p>40191</text:p>
          </table:table-cell>
          <table:table-cell table:style-name="Gnumeric-default"/>
          <table:table-cell table:style-name="ACE-0xb95d3fcc"/>
          <table:table-cell table:style-name="Gnumeric-default"/>
          <table:table-cell table:style-name="Gnumeric-default" table:formula="of:=[.D33]/[.S33]" office:value-type="float" office:value="0.92988480007962">
            <text:p>0,92988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7600000000000">
            <text:p>7,60×1012</text:p>
          </table:table-cell>
          <table:table-cell table:style-name="ACE-0xb95d3e4c" office:value-type="string">
            <text:p>3^28</text:p>
          </table:table-cell>
          <table:table-cell table:style-name="ACE-0xb95d3fcc" office:value-type="float" office:value="38354">
            <text:p>38354</text:p>
          </table:table-cell>
          <table:table-cell table:number-columns-repeated="2" table:style-name="Gnumeric-default"/>
          <table:table-cell table:style-name="ACE-0xb95d414c"/>
          <table:table-cell table:style-name="ACE-0xb95d3e4c"/>
          <table:table-cell table:style-name="ACE-0xb95d414c"/>
          <table:table-cell table:number-columns-repeated="8" table:style-name="Gnumeric-default"/>
          <table:table-cell table:style-name="ACE-0xb95d414c" office:value-type="float" office:value="7600000000000">
            <text:p>7,60×1012</text:p>
          </table:table-cell>
          <table:table-cell table:style-name="Gnumeric-default" office:value-type="float" office:value="84305">
            <text:p>84305</text:p>
          </table:table-cell>
          <table:table-cell table:style-name="Gnumeric-default"/>
          <table:table-cell table:style-name="ACE-0xb95d3fcc"/>
          <table:table-cell table:style-name="Gnumeric-default"/>
          <table:table-cell table:style-name="Gnumeric-default" table:formula="of:=[.D34]/[.S34]" office:value-type="float" office:value="0.454943360417532">
            <text:p>0,45494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10000000000">
            <text:p>1,00×1010</text:p>
          </table:table-cell>
          <table:table-cell table:style-name="ACE-0xb95d3e4c" office:value-type="string">
            <text:p>3^22</text:p>
          </table:table-cell>
          <table:table-cell table:style-name="ACE-0xb95d3fcc" office:value-type="float" office:value="38967">
            <text:p>38967</text:p>
          </table:table-cell>
          <table:table-cell table:number-columns-repeated="2" table:style-name="Gnumeric-default"/>
          <table:table-cell table:style-name="ACE-0xb95d414c"/>
          <table:table-cell table:style-name="ACE-0xb95d3e4c"/>
          <table:table-cell table:style-name="ACE-0xb95d414c"/>
          <table:table-cell table:number-columns-repeated="8" table:style-name="Gnumeric-default"/>
          <table:table-cell table:style-name="ACE-0xb95d414c" office:value-type="float" office:value="10000000000">
            <text:p>1,00×1010</text:p>
          </table:table-cell>
          <table:table-cell table:style-name="Gnumeric-default" office:value-type="float" office:value="84304">
            <text:p>84304</text:p>
          </table:table-cell>
          <table:table-cell table:style-name="Gnumeric-default"/>
          <table:table-cell table:style-name="ACE-0xb95d3fcc"/>
          <table:table-cell table:style-name="Gnumeric-default"/>
          <table:table-cell table:style-name="Gnumeric-default" table:formula="of:=[.D35]/[.S35]" office:value-type="float" office:value="0.462220060732587">
            <text:p>0,46222</text:p>
          </table:table-cell>
          <table:table-cell table:number-columns-repeated="233" table:style-name="Gnumeric-default"/>
        </table:table-row>
        <table:table-row table:style-name="AROW-3">
          <table:table-cell table:style-name="Gnumeric-default"/>
          <table:table-cell table:style-name="ACE-0xb95d414c" office:value-type="float" office:value="23000000000000">
            <text:p>2,30×1013</text:p>
          </table:table-cell>
          <table:table-cell table:style-name="ACE-0xb95d3e4c" office:value-type="string">
            <text:p>3^29</text:p>
          </table:table-cell>
          <table:table-cell table:style-name="ACE-0xb95d3fcc" office:value-type="float" office:value="39825">
            <text:p>39825</text:p>
          </table:table-cell>
          <table:table-cell table:number-columns-repeated="2" table:style-name="Gnumeric-default"/>
          <table:table-cell table:style-name="ACE-0xb95d414c"/>
          <table:table-cell table:style-name="ACE-0xb95d3e4c"/>
          <table:table-cell table:style-name="ACE-0xb95d414c"/>
          <table:table-cell table:number-columns-repeated="8" table:style-name="Gnumeric-default"/>
          <table:table-cell table:style-name="ACE-0xb95d414c" office:value-type="float" office:value="23000000000000">
            <text:p>2,30×1013</text:p>
          </table:table-cell>
          <table:table-cell table:style-name="Gnumeric-default" office:value-type="float" office:value="84305">
            <text:p>84305</text:p>
          </table:table-cell>
          <table:table-cell table:style-name="Gnumeric-default"/>
          <table:table-cell table:style-name="ACE-0xb95d3fcc"/>
          <table:table-cell table:style-name="Gnumeric-default"/>
          <table:table-cell table:style-name="Gnumeric-default" table:formula="of:=[.D36]/[.S36]" office:value-type="float" office:value="0.472391910325603">
            <text:p>0,47239</text:p>
          </table:table-cell>
          <table:table-cell table:number-columns-repeated="233" table:style-name="Gnumeric-default"/>
        </table:table-row>
        <table:table-row table:style-name="AROW-2">
          <table:table-cell table:style-name="Gnumeric-default"/>
          <table:table-cell table:style-name="ACE-0xb95d414c" office:value-type="float" office:value="69000000000000">
            <text:p>6,90×1013</text:p>
          </table:table-cell>
          <table:table-cell table:style-name="ACE-0xb95d3e4c" office:value-type="string">
            <text:p>3^30</text:p>
          </table:table-cell>
          <table:table-cell table:style-name="ACE-0xb95d3e4c"/>
          <table:table-cell table:number-columns-repeated="2" table:style-name="Gnumeric-default"/>
          <table:table-cell table:style-name="ACE-0xb95d414c"/>
          <table:table-cell table:style-name="ACE-0xb95d3e4c"/>
          <table:table-cell table:style-name="ACE-0xb95d414c"/>
          <table:table-cell table:number-columns-repeated="8" table:style-name="Gnumeric-default"/>
          <table:table-cell table:style-name="ACE-0xb95d414c" office:value-type="float" office:value="69000000000000">
            <text:p>6,90×1013</text:p>
          </table:table-cell>
          <table:table-cell table:number-columns-repeated="238" table:style-name="Gnumeric-default"/>
        </table:table-row>
        <table:table-row table:style-name="AROW-0" table:number-rows-repeated="7">
          <table:table-cell table:number-columns-repeated="256"/>
        </table:table-row>
        <table:table-row table:style-name="AROW-4">
          <table:table-cell table:style-name="Gnumeric-default"/>
          <table:table-cell table:style-name="Gnumeric-default" office:value-type="string">
            <text:p>tiempo peor caso suma de potencias</text:p>
          </table:table-cell>
          <table:table-cell table:number-columns-repeated="4" table:style-name="Gnumeric-default"/>
          <table:table-cell table:number-columns-spanned="3" table:style-name="ACE-0xb95d3e4c" office:value-type="string">
            <text:p>TIEMPO O(RAIZ DE P)</text:p>
          </table:table-cell>
          <table:covered-table-cell table:number-columns-repeated="2"/>
          <table:table-cell table:number-columns-repeated="2" table:style-name="Gnumeric-default"/>
          <table:table-cell table:style-name="Gnumeric-default" office:value-type="string">
            <text:p>TIEMPO / COMPLEJIDAD raiz de p</text:p>
          </table:table-cell>
          <table:table-cell table:number-columns-repeated="6" table:style-name="Gnumeric-default"/>
          <table:table-cell table:style-name="Gnumeric-default" office:value-type="string">
            <text:p>cota nueva log p</text:p>
          </table:table-cell>
          <table:table-cell table:number-columns-repeated="3" table:style-name="Gnumeric-default"/>
          <table:table-cell table:style-name="Gnumeric-default" office:value-type="string">
            <text:p>Tiempo / complejidad log p</text:p>
          </table:table-cell>
          <table:table-cell table:number-columns-repeated="233" table:style-name="Gnumeric-default"/>
        </table:table-row>
        <table:table-row table:style-name="AROW-2">
          <table:table-cell table:number-columns-repeated="6" table:style-name="Gnumeric-default"/>
          <table:table-cell table:number-columns-repeated="3" table:style-name="ACE-0xb95d3f0c"/>
          <table:table-cell table:number-columns-repeated="247" table:style-name="Gnumeric-default"/>
        </table:table-row>
        <table:table-row table:style-name="AROW-2">
          <table:table-cell table:style-name="Gnumeric-default"/>
          <table:table-cell table:style-name="ACE-0xb95d3e4c" office:value-type="string">
            <text:p>LLAVE</text:p>
          </table:table-cell>
          <table:table-cell table:style-name="ACE-0xb95d3e4c" office:value-type="string">
            <text:p>TIPO</text:p>
          </table:table-cell>
          <table:table-cell table:style-name="ACE-0xb95d3e4c" office:value-type="string">
            <text:p>TIEMPO</text:p>
          </table:table-cell>
          <table:table-cell table:number-columns-repeated="2" table:style-name="Gnumeric-default"/>
          <table:table-cell table:style-name="ACE-0xb95d3e4c" office:value-type="string">
            <text:p>LLAVE</text:p>
          </table:table-cell>
          <table:table-cell table:style-name="ACE-0xb95d3e4c" office:value-type="string">
            <text:p>TIPO</text:p>
          </table:table-cell>
          <table:table-cell table:style-name="ACE-0xb95d3e4c" office:value-type="string">
            <text:p>TIEMPO</text:p>
          </table:table-cell>
          <table:table-cell table:number-columns-repeated="2" table:style-name="Gnumeric-default"/>
          <table:table-cell table:style-name="ACE-0xb95d3e4c" office:value-type="string">
            <text:p>LLAVE</text:p>
          </table:table-cell>
          <table:table-cell table:style-name="ACE-0xb95d3e4c" office:value-type="string">
            <text:p>TIEMPO</text:p>
          </table:table-cell>
          <table:table-cell table:number-columns-repeated="5" table:style-name="Gnumeric-default"/>
          <table:table-cell table:style-name="Gnumeric-default" office:value-type="string">
            <text:p>tiempo</text:p>
          </table:table-cell>
          <table:table-cell table:style-name="Gnumeric-default" office:value-type="string">
            <text:p>llave</text:p>
          </table:table-cell>
          <table:table-cell table:style-name="ACE-0xb95d3e4c" office:value-type="string">
            <text:p>TIPO</text:p>
          </table:table-cell>
          <table:table-cell table:number-columns-repeated="235" table:style-name="Gnumeric-default"/>
        </table:table-row>
        <table:table-row table:style-name="AROW-3">
          <table:table-cell table:style-name="Gnumeric-default"/>
          <table:table-cell table:style-name="ACE-0xb95d3e4c" table:formula="of:=3^[.N48]" office:value-type="float" office:value="1">
            <text:p>1</text:p>
          </table:table-cell>
          <table:table-cell table:style-name="ACE-0xb95d3e4c" office:value-type="string">
            <text:p>3^0</text:p>
          </table:table-cell>
          <table:table-cell table:style-name="ACE-0xb95d3fcc" office:value-type="float" office:value="2303">
            <text:p>2303</text:p>
          </table:table-cell>
          <table:table-cell table:number-columns-repeated="2" table:style-name="Gnumeric-default"/>
          <table:table-cell table:style-name="ACE-0xb95d3e4c" office:value-type="float" office:value="1">
            <text:p>1</text:p>
          </table:table-cell>
          <table:table-cell table:style-name="ACE-0xb95d3e4c" office:value-type="string">
            <text:p>3^0</text:p>
          </table:table-cell>
          <table:table-cell table:style-name="ACE-0xb95d408c" office:value-type="float" office:value="2646">
            <text:p>2646</text:p>
          </table:table-cell>
          <table:table-cell table:number-columns-repeated="2" table:style-name="Gnumeric-default"/>
          <table:table-cell table:style-name="ACE-0xb95d3e4c" office:value-type="float" office:value="1">
            <text:p>1</text:p>
          </table:table-cell>
          <table:table-cell table:style-name="ACE-0xb95d3e4c" table:formula="of:=[.D48]/[.I48]" office:value-type="float" office:value="0.87037037037037">
            <text:p>0,8703704</text:p>
          </table:table-cell>
          <table:table-cell table:style-name="Gnumeric-default"/>
          <table:table-cell table:style-name="Gnumeric-default" office:value-type="float" office:value="0.87037037037037">
            <text:p>0,870370</text:p>
          </table:table-cell>
          <table:table-cell table:number-columns-repeated="3" table:style-name="Gnumeric-default"/>
          <table:table-cell table:style-name="Gnumeric-default" office:value-type="float" office:value="2451">
            <text:p>2451</text:p>
          </table:table-cell>
          <table:table-cell table:style-name="Gnumeric-default"/>
          <table:table-cell table:style-name="ACE-0xb95d3e4c" office:value-type="string">
            <text:p>3^0</text:p>
          </table:table-cell>
          <table:table-cell table:style-name="Gnumeric-default"/>
          <table:table-cell table:style-name="Gnumeric-default" table:formula="of:=[.D48]/[.S48]" office:value-type="float" office:value="0.939616483068135">
            <text:p>0,93962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49]+3^[.N48]" office:value-type="float" office:value="2">
            <text:p>2</text:p>
          </table:table-cell>
          <table:table-cell table:style-name="ACE-0xb95d3e4c" office:value-type="string">
            <text:p>3^1 + anterior</text:p>
          </table:table-cell>
          <table:table-cell table:style-name="ACE-0xb95d3fcc" office:value-type="float" office:value="5757">
            <text:p>5757</text:p>
          </table:table-cell>
          <table:table-cell table:number-columns-repeated="2" table:style-name="Gnumeric-default"/>
          <table:table-cell table:style-name="ACE-0xb95d3e4c" office:value-type="float" office:value="4">
            <text:p>4</text:p>
          </table:table-cell>
          <table:table-cell table:style-name="ACE-0xb95d3e4c" office:value-type="string">
            <text:p>3^1</text:p>
          </table:table-cell>
          <table:table-cell table:style-name="ACE-0xb95d408c" office:value-type="float" office:value="5832.92">
            <text:p>5833</text:p>
          </table:table-cell>
          <table:table-cell table:number-columns-repeated="2" table:style-name="Gnumeric-default"/>
          <table:table-cell table:style-name="ACE-0xb95d3e4c" office:value-type="float" office:value="3">
            <text:p>3</text:p>
          </table:table-cell>
          <table:table-cell table:style-name="ACE-0xb95d3e4c" table:formula="of:=[.D49]/[.I49]" office:value-type="float" office:value="0.986984220596202">
            <text:p>0,9869842</text:p>
          </table:table-cell>
          <table:table-cell table:style-name="Gnumeric-default"/>
          <table:table-cell table:style-name="Gnumeric-default" office:value-type="float" office:value="0.986984220596202">
            <text:p>0,986984</text:p>
          </table:table-cell>
          <table:table-cell table:number-columns-repeated="3" table:style-name="Gnumeric-default"/>
          <table:table-cell table:style-name="Gnumeric-default" office:value-type="float" office:value="5700.72">
            <text:p>5700,72</text:p>
          </table:table-cell>
          <table:table-cell table:style-name="Gnumeric-default"/>
          <table:table-cell table:style-name="ACE-0xb95d3e4c" office:value-type="string">
            <text:p>3^1 + anterior</text:p>
          </table:table-cell>
          <table:table-cell table:style-name="Gnumeric-default"/>
          <table:table-cell table:style-name="Gnumeric-default" table:formula="of:=[.D49]/[.S49]" office:value-type="float" office:value="1.00987243716583">
            <text:p>1,00987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0]+3^[.N49]+3^[.N48]" office:value-type="float" office:value="3">
            <text:p>3</text:p>
          </table:table-cell>
          <table:table-cell table:style-name="ACE-0xb95d3e4c" office:value-type="string">
            <text:p>3^2 + anterior</text:p>
          </table:table-cell>
          <table:table-cell table:style-name="ACE-0xb95d3fcc" office:value-type="float" office:value="5757">
            <text:p>5757</text:p>
          </table:table-cell>
          <table:table-cell table:number-columns-repeated="2" table:style-name="Gnumeric-default"/>
          <table:table-cell table:style-name="ACE-0xb95d3e4c" office:value-type="float" office:value="13">
            <text:p>13</text:p>
          </table:table-cell>
          <table:table-cell table:style-name="ACE-0xb95d3e4c" office:value-type="string">
            <text:p>3^2</text:p>
          </table:table-cell>
          <table:table-cell table:style-name="ACE-0xb95d408c" office:value-type="float" office:value="5813.32">
            <text:p>5813</text:p>
          </table:table-cell>
          <table:table-cell table:number-columns-repeated="2" table:style-name="Gnumeric-default"/>
          <table:table-cell table:style-name="ACE-0xb95d3e4c" office:value-type="float" office:value="9">
            <text:p>9</text:p>
          </table:table-cell>
          <table:table-cell table:style-name="ACE-0xb95d3e4c" table:formula="of:=[.D50]/[.I50]" office:value-type="float" office:value="0.990311904385102">
            <text:p>0,9903119</text:p>
          </table:table-cell>
          <table:table-cell table:style-name="Gnumeric-default"/>
          <table:table-cell table:style-name="Gnumeric-default" office:value-type="float" office:value="0.990311904385102">
            <text:p>0,990312</text:p>
          </table:table-cell>
          <table:table-cell table:number-columns-repeated="3" table:style-name="Gnumeric-default"/>
          <table:table-cell table:style-name="Gnumeric-default" office:value-type="float" office:value="5671.32">
            <text:p>5671,32</text:p>
          </table:table-cell>
          <table:table-cell table:style-name="Gnumeric-default"/>
          <table:table-cell table:style-name="ACE-0xb95d3e4c" office:value-type="string">
            <text:p>3^2 + anterior</text:p>
          </table:table-cell>
          <table:table-cell table:style-name="Gnumeric-default"/>
          <table:table-cell table:style-name="Gnumeric-default" table:formula="of:=[.D50]/[.S50]" office:value-type="float" office:value="1.01510759399928">
            <text:p>1,01511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1]+3^[.N50]+3^[.N49]" office:value-type="float" office:value="3">
            <text:p>3</text:p>
          </table:table-cell>
          <table:table-cell table:style-name="ACE-0xb95d3e4c" office:value-type="string">
            <text:p>3^3 + anterior</text:p>
          </table:table-cell>
          <table:table-cell table:style-name="ACE-0xb95d3fcc" office:value-type="float" office:value="6247">
            <text:p>6247</text:p>
          </table:table-cell>
          <table:table-cell table:number-columns-repeated="2" table:style-name="Gnumeric-default"/>
          <table:table-cell table:style-name="ACE-0xb95d3e4c" office:value-type="float" office:value="39">
            <text:p>39</text:p>
          </table:table-cell>
          <table:table-cell table:style-name="ACE-0xb95d3e4c" office:value-type="string">
            <text:p>3^3</text:p>
          </table:table-cell>
          <table:table-cell table:style-name="ACE-0xb95d408c" office:value-type="float" office:value="6254.3">
            <text:p>6254</text:p>
          </table:table-cell>
          <table:table-cell table:number-columns-repeated="2" table:style-name="Gnumeric-default"/>
          <table:table-cell table:style-name="ACE-0xb95d3e4c" office:value-type="float" office:value="27">
            <text:p>27</text:p>
          </table:table-cell>
          <table:table-cell table:style-name="ACE-0xb95d3e4c" table:formula="of:=[.D51]/[.I51]" office:value-type="float" office:value="0.998832803031514">
            <text:p>0,9988328</text:p>
          </table:table-cell>
          <table:table-cell table:style-name="Gnumeric-default"/>
          <table:table-cell table:style-name="Gnumeric-default" office:value-type="float" office:value="0.998832803031514">
            <text:p>0,998833</text:p>
          </table:table-cell>
          <table:table-cell table:number-columns-repeated="3" table:style-name="Gnumeric-default"/>
          <table:table-cell table:style-name="Gnumeric-default" office:value-type="float" office:value="6141.72">
            <text:p>6141,72</text:p>
          </table:table-cell>
          <table:table-cell table:style-name="Gnumeric-default"/>
          <table:table-cell table:style-name="ACE-0xb95d3e4c" office:value-type="string">
            <text:p>3^3 + anterior</text:p>
          </table:table-cell>
          <table:table-cell table:style-name="Gnumeric-default"/>
          <table:table-cell table:style-name="Gnumeric-default" table:formula="of:=[.D51]/[.S51]" office:value-type="float" office:value="1.0171417778733">
            <text:p>1,01714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2]+3^[.N51]+3^[.N50]" office:value-type="float" office:value="3">
            <text:p>3</text:p>
          </table:table-cell>
          <table:table-cell table:style-name="ACE-0xb95d3e4c" office:value-type="string">
            <text:p>3^4 + anterior</text:p>
          </table:table-cell>
          <table:table-cell table:style-name="ACE-0xb95d3fcc" office:value-type="float" office:value="7104">
            <text:p>7104</text:p>
          </table:table-cell>
          <table:table-cell table:number-columns-repeated="2" table:style-name="Gnumeric-default"/>
          <table:table-cell table:style-name="ACE-0xb95d3e4c" office:value-type="float" office:value="117">
            <text:p>117</text:p>
          </table:table-cell>
          <table:table-cell table:style-name="ACE-0xb95d3e4c" office:value-type="string">
            <text:p>3^4</text:p>
          </table:table-cell>
          <table:table-cell table:style-name="ACE-0xb95d408c" office:value-type="float" office:value="8822">
            <text:p>8822</text:p>
          </table:table-cell>
          <table:table-cell table:number-columns-repeated="2" table:style-name="Gnumeric-default"/>
          <table:table-cell table:style-name="ACE-0xb95d3e4c" office:value-type="float" office:value="81">
            <text:p>81</text:p>
          </table:table-cell>
          <table:table-cell table:style-name="ACE-0xb95d3e4c" table:formula="of:=[.D52]/[.I52]" office:value-type="float" office:value="0.80525957832691">
            <text:p>0,8052596</text:p>
          </table:table-cell>
          <table:table-cell table:style-name="Gnumeric-default"/>
          <table:table-cell table:style-name="Gnumeric-default" office:value-type="float" office:value="0.80525957832691">
            <text:p>0,805260</text:p>
          </table:table-cell>
          <table:table-cell table:number-columns-repeated="3" table:style-name="Gnumeric-default"/>
          <table:table-cell table:style-name="Gnumeric-default" office:value-type="float" office:value="6986.44">
            <text:p>6986,44</text:p>
          </table:table-cell>
          <table:table-cell table:style-name="Gnumeric-default"/>
          <table:table-cell table:style-name="ACE-0xb95d3e4c" office:value-type="string">
            <text:p>3^4 + anterior</text:p>
          </table:table-cell>
          <table:table-cell table:style-name="Gnumeric-default"/>
          <table:table-cell table:style-name="Gnumeric-default" table:formula="of:=[.D52]/[.S52]" office:value-type="float" office:value="1.01682688178815">
            <text:p>1,01683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3]+3^[.N52]+3^[.N51]" office:value-type="float" office:value="3">
            <text:p>3</text:p>
          </table:table-cell>
          <table:table-cell table:style-name="ACE-0xb95d3e4c" office:value-type="string">
            <text:p>3^5 + anterior</text:p>
          </table:table-cell>
          <table:table-cell table:style-name="ACE-0xb95d3fcc" office:value-type="float" office:value="8548">
            <text:p>8548</text:p>
          </table:table-cell>
          <table:table-cell table:number-columns-repeated="2" table:style-name="Gnumeric-default"/>
          <table:table-cell table:style-name="ACE-0xb95d3e4c" office:value-type="float" office:value="351">
            <text:p>351</text:p>
          </table:table-cell>
          <table:table-cell table:style-name="ACE-0xb95d3e4c" office:value-type="string">
            <text:p>3^5</text:p>
          </table:table-cell>
          <table:table-cell table:style-name="ACE-0xb95d408c" office:value-type="float" office:value="14704">
            <text:p>14704</text:p>
          </table:table-cell>
          <table:table-cell table:number-columns-repeated="2" table:style-name="Gnumeric-default"/>
          <table:table-cell table:style-name="ACE-0xb95d3e4c" office:value-type="float" office:value="243">
            <text:p>243</text:p>
          </table:table-cell>
          <table:table-cell table:style-name="ACE-0xb95d3e4c" table:formula="of:=[.D53]/[.I53]" office:value-type="float" office:value="0.581338411316649">
            <text:p>0,5813384</text:p>
          </table:table-cell>
          <table:table-cell table:style-name="Gnumeric-default"/>
          <table:table-cell table:style-name="Gnumeric-default" office:value-type="float" office:value="0.581338411316649">
            <text:p>0,581338</text:p>
          </table:table-cell>
          <table:table-cell table:number-columns-repeated="3" table:style-name="Gnumeric-default"/>
          <table:table-cell table:style-name="Gnumeric-default" office:value-type="float" office:value="8439.7">
            <text:p>8439,7</text:p>
          </table:table-cell>
          <table:table-cell table:style-name="Gnumeric-default"/>
          <table:table-cell table:style-name="ACE-0xb95d3e4c" office:value-type="string">
            <text:p>3^5 + anterior</text:p>
          </table:table-cell>
          <table:table-cell table:style-name="Gnumeric-default"/>
          <table:table-cell table:style-name="Gnumeric-default" table:formula="of:=[.D53]/[.S53]" office:value-type="float" office:value="1.0128322096757">
            <text:p>1,01283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4]+3^[.N53]+3^[.N52]" office:value-type="float" office:value="3">
            <text:p>3</text:p>
          </table:table-cell>
          <table:table-cell table:style-name="ACE-0xb95d3e4c" office:value-type="string">
            <text:p>3^6 + anterior</text:p>
          </table:table-cell>
          <table:table-cell table:style-name="ACE-0xb95d3fcc" office:value-type="float" office:value="8698">
            <text:p>8698</text:p>
          </table:table-cell>
          <table:table-cell table:number-columns-repeated="2" table:style-name="Gnumeric-default"/>
          <table:table-cell table:style-name="ACE-0xb95d3e4c" office:value-type="float" office:value="1053">
            <text:p>1053</text:p>
          </table:table-cell>
          <table:table-cell table:style-name="ACE-0xb95d3e4c" office:value-type="string">
            <text:p>3^6</text:p>
          </table:table-cell>
          <table:table-cell table:style-name="ACE-0xb95d408c" office:value-type="float" office:value="24017">
            <text:p>24017</text:p>
          </table:table-cell>
          <table:table-cell table:number-columns-repeated="2" table:style-name="Gnumeric-default"/>
          <table:table-cell table:style-name="ACE-0xb95d3e4c" office:value-type="float" office:value="729">
            <text:p>729</text:p>
          </table:table-cell>
          <table:table-cell table:style-name="ACE-0xb95d3e4c" table:formula="of:=[.D54]/[.I54]" office:value-type="float" office:value="0.36216013656993">
            <text:p>0,3621601</text:p>
          </table:table-cell>
          <table:table-cell table:style-name="Gnumeric-default"/>
          <table:table-cell table:style-name="Gnumeric-default" office:value-type="float" office:value="0.36216013656993">
            <text:p>0,362160</text:p>
          </table:table-cell>
          <table:table-cell table:number-columns-repeated="3" table:style-name="Gnumeric-default"/>
          <table:table-cell table:style-name="Gnumeric-default" office:value-type="float" office:value="9312">
            <text:p>9312</text:p>
          </table:table-cell>
          <table:table-cell table:style-name="Gnumeric-default"/>
          <table:table-cell table:style-name="ACE-0xb95d3e4c" office:value-type="string">
            <text:p>3^6 + anterior</text:p>
          </table:table-cell>
          <table:table-cell table:style-name="Gnumeric-default"/>
          <table:table-cell table:style-name="Gnumeric-default" table:formula="of:=[.D54]/[.S54]" office:value-type="float" office:value="0.934063573883162">
            <text:p>0,93406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5]+3^[.N54]+3^[.N53]" office:value-type="float" office:value="3">
            <text:p>3</text:p>
          </table:table-cell>
          <table:table-cell table:style-name="ACE-0xb95d3e4c" office:value-type="string">
            <text:p>3^7 + anterior</text:p>
          </table:table-cell>
          <table:table-cell table:style-name="ACE-0xb95d3fcc" office:value-type="float" office:value="9923">
            <text:p>9923</text:p>
          </table:table-cell>
          <table:table-cell table:number-columns-repeated="2" table:style-name="Gnumeric-default"/>
          <table:table-cell table:style-name="ACE-0xb95d3e4c" office:value-type="float" office:value="3159">
            <text:p>3159</text:p>
          </table:table-cell>
          <table:table-cell table:style-name="ACE-0xb95d3e4c" office:value-type="string">
            <text:p>3^7</text:p>
          </table:table-cell>
          <table:table-cell table:style-name="ACE-0xb95d408c" office:value-type="float" office:value="39702">
            <text:p>39702</text:p>
          </table:table-cell>
          <table:table-cell table:number-columns-repeated="2" table:style-name="Gnumeric-default"/>
          <table:table-cell table:style-name="ACE-0xb95d3e4c" office:value-type="float" office:value="2187">
            <text:p>2187</text:p>
          </table:table-cell>
          <table:table-cell table:style-name="ACE-0xb95d3e4c" table:formula="of:=[.D55]/[.I55]" office:value-type="float" office:value="0.249937030880056">
            <text:p>0,2499370</text:p>
          </table:table-cell>
          <table:table-cell table:style-name="Gnumeric-default"/>
          <table:table-cell table:style-name="Gnumeric-default" office:value-type="float" office:value="0.249937030880056">
            <text:p>0,249937</text:p>
          </table:table-cell>
          <table:table-cell table:number-columns-repeated="3" table:style-name="Gnumeric-default"/>
          <table:table-cell table:style-name="Gnumeric-default" office:value-type="float" office:value="10783">
            <text:p>10783</text:p>
          </table:table-cell>
          <table:table-cell table:style-name="Gnumeric-default"/>
          <table:table-cell table:style-name="ACE-0xb95d3e4c" office:value-type="string">
            <text:p>3^7 + anterior</text:p>
          </table:table-cell>
          <table:table-cell table:style-name="Gnumeric-default"/>
          <table:table-cell table:style-name="Gnumeric-default" table:formula="of:=[.D55]/[.S55]" office:value-type="float" office:value="0.920244829824724">
            <text:p>0,92024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6]+3^[.N55]+3^[.N54]" office:value-type="float" office:value="3">
            <text:p>3</text:p>
          </table:table-cell>
          <table:table-cell table:style-name="ACE-0xb95d3e4c" office:value-type="string">
            <text:p>3^8 + anterior</text:p>
          </table:table-cell>
          <table:table-cell table:style-name="ACE-0xb95d3fcc" office:value-type="float" office:value="11026">
            <text:p>11026</text:p>
          </table:table-cell>
          <table:table-cell table:number-columns-repeated="2" table:style-name="Gnumeric-default"/>
          <table:table-cell table:style-name="ACE-0xb95d3e4c" office:value-type="float" office:value="9477">
            <text:p>9477</text:p>
          </table:table-cell>
          <table:table-cell table:style-name="ACE-0xb95d3e4c" office:value-type="string">
            <text:p>3^8</text:p>
          </table:table-cell>
          <table:table-cell table:style-name="ACE-0xb95d408c" office:value-type="float" office:value="101949">
            <text:p>101949</text:p>
          </table:table-cell>
          <table:table-cell table:number-columns-repeated="2" table:style-name="Gnumeric-default"/>
          <table:table-cell table:style-name="ACE-0xb95d3e4c" office:value-type="float" office:value="6561">
            <text:p>6561</text:p>
          </table:table-cell>
          <table:table-cell table:style-name="ACE-0xb95d3e4c" table:formula="of:=[.D56]/[.I56]" office:value-type="float" office:value="0.108152115273323">
            <text:p>0,1081521</text:p>
          </table:table-cell>
          <table:table-cell table:style-name="Gnumeric-default"/>
          <table:table-cell table:style-name="Gnumeric-default" office:value-type="float" office:value="0.108152115273323">
            <text:p>0,108152</text:p>
          </table:table-cell>
          <table:table-cell table:number-columns-repeated="3" table:style-name="Gnumeric-default"/>
          <table:table-cell table:style-name="Gnumeric-default" office:value-type="float" office:value="12253">
            <text:p>12253</text:p>
          </table:table-cell>
          <table:table-cell table:style-name="Gnumeric-default"/>
          <table:table-cell table:style-name="ACE-0xb95d3e4c" office:value-type="string">
            <text:p>3^8 + anterior</text:p>
          </table:table-cell>
          <table:table-cell table:style-name="Gnumeric-default"/>
          <table:table-cell table:style-name="Gnumeric-default" table:formula="of:=[.D56]/[.S56]" office:value-type="float" office:value="0.899861258467314">
            <text:p>0,89986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7]+3^[.N56]+3^[.N55]" office:value-type="float" office:value="3">
            <text:p>3</text:p>
          </table:table-cell>
          <table:table-cell table:style-name="ACE-0xb95d3e4c" office:value-type="string">
            <text:p>3^9 + anterior</text:p>
          </table:table-cell>
          <table:table-cell table:style-name="ACE-0xb95d3fcc" office:value-type="float" office:value="11639">
            <text:p>11639</text:p>
          </table:table-cell>
          <table:table-cell table:number-columns-repeated="2" table:style-name="Gnumeric-default"/>
          <table:table-cell table:style-name="ACE-0xb95d3e4c" office:value-type="float" office:value="28431">
            <text:p>28431</text:p>
          </table:table-cell>
          <table:table-cell table:style-name="ACE-0xb95d3e4c" office:value-type="string">
            <text:p>3^9</text:p>
          </table:table-cell>
          <table:table-cell table:style-name="ACE-0xb95d408c" office:value-type="float" office:value="150964">
            <text:p>150964</text:p>
          </table:table-cell>
          <table:table-cell table:number-columns-repeated="2" table:style-name="Gnumeric-default"/>
          <table:table-cell table:style-name="ACE-0xb95d3e4c" office:value-type="float" office:value="19683">
            <text:p>19683</text:p>
          </table:table-cell>
          <table:table-cell table:style-name="ACE-0xb95d3e4c" table:formula="of:=[.D57]/[.I57]" office:value-type="float" office:value="0.0770978511433189">
            <text:p>0,0770979</text:p>
          </table:table-cell>
          <table:table-cell table:style-name="Gnumeric-default"/>
          <table:table-cell table:style-name="Gnumeric-default" office:value-type="float" office:value="0.0770978511433189">
            <text:p>0,077098</text:p>
          </table:table-cell>
          <table:table-cell table:number-columns-repeated="3" table:style-name="Gnumeric-default"/>
          <table:table-cell table:style-name="Gnumeric-default" office:value-type="float" office:value="13724">
            <text:p>13724</text:p>
          </table:table-cell>
          <table:table-cell table:style-name="Gnumeric-default"/>
          <table:table-cell table:style-name="ACE-0xb95d3e4c" office:value-type="string">
            <text:p>3^9 + anterior</text:p>
          </table:table-cell>
          <table:table-cell table:style-name="Gnumeric-default"/>
          <table:table-cell table:style-name="Gnumeric-default" table:formula="of:=[.D57]/[.S57]" office:value-type="float" office:value="0.848076362576508">
            <text:p>0,84808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8]+3^[.N57]+3^[.N56]" office:value-type="float" office:value="3">
            <text:p>3</text:p>
          </table:table-cell>
          <table:table-cell table:style-name="ACE-0xb95d3e4c" office:value-type="string">
            <text:p>3^10 + anterior</text:p>
          </table:table-cell>
          <table:table-cell table:style-name="ACE-0xb95d3fcc" office:value-type="float" office:value="13231">
            <text:p>13231</text:p>
          </table:table-cell>
          <table:table-cell table:number-columns-repeated="2" table:style-name="Gnumeric-default"/>
          <table:table-cell table:style-name="ACE-0xb95d3e4c" office:value-type="float" office:value="85293">
            <text:p>85293</text:p>
          </table:table-cell>
          <table:table-cell table:style-name="ACE-0xb95d3e4c" office:value-type="string">
            <text:p>3^10</text:p>
          </table:table-cell>
          <table:table-cell table:style-name="ACE-0xb95d408c" office:value-type="float" office:value="235758">
            <text:p>235758</text:p>
          </table:table-cell>
          <table:table-cell table:number-columns-repeated="2" table:style-name="Gnumeric-default"/>
          <table:table-cell table:style-name="ACE-0xb95d3e4c" office:value-type="float" office:value="59049">
            <text:p>59049</text:p>
          </table:table-cell>
          <table:table-cell table:style-name="ACE-0xb95d3e4c" table:formula="of:=[.D58]/[.I58]" office:value-type="float" office:value="0.0561211072370821">
            <text:p>0,0561211</text:p>
          </table:table-cell>
          <table:table-cell table:style-name="Gnumeric-default"/>
          <table:table-cell table:style-name="Gnumeric-default" office:value-type="float" office:value="0.0561211072370821">
            <text:p>0,056121</text:p>
          </table:table-cell>
          <table:table-cell table:number-columns-repeated="3" table:style-name="Gnumeric-default"/>
          <table:table-cell table:style-name="Gnumeric-default" office:value-type="float" office:value="14704">
            <text:p>14704</text:p>
          </table:table-cell>
          <table:table-cell table:style-name="Gnumeric-default"/>
          <table:table-cell table:style-name="ACE-0xb95d3e4c" office:value-type="string">
            <text:p>3^10 + anterior</text:p>
          </table:table-cell>
          <table:table-cell table:style-name="Gnumeric-default"/>
          <table:table-cell table:style-name="Gnumeric-default" table:formula="of:=[.D58]/[.S58]" office:value-type="float" office:value="0.899823177366703">
            <text:p>0,89982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59]+3^[.N58]+3^[.N57]" office:value-type="float" office:value="3">
            <text:p>3</text:p>
          </table:table-cell>
          <table:table-cell table:style-name="ACE-0xb95d3e4c" office:value-type="string">
            <text:p>3^11 + <text:s/>anterior</text:p>
          </table:table-cell>
          <table:table-cell table:style-name="ACE-0xb95d3fcc" office:value-type="float" office:value="19971">
            <text:p>19971</text:p>
          </table:table-cell>
          <table:table-cell table:number-columns-repeated="2" table:style-name="Gnumeric-default"/>
          <table:table-cell table:style-name="ACE-0xb95d3e4c" office:value-type="float" office:value="255879">
            <text:p>255879</text:p>
          </table:table-cell>
          <table:table-cell table:style-name="ACE-0xb95d3e4c" office:value-type="string">
            <text:p>3^11</text:p>
          </table:table-cell>
          <table:table-cell table:style-name="ACE-0xb95d408c" office:value-type="float" office:value="348981">
            <text:p>348981</text:p>
          </table:table-cell>
          <table:table-cell table:number-columns-repeated="2" table:style-name="Gnumeric-default"/>
          <table:table-cell table:style-name="ACE-0xb95d3e4c" office:value-type="float" office:value="177147">
            <text:p>177147</text:p>
          </table:table-cell>
          <table:table-cell table:style-name="ACE-0xb95d3e4c" table:formula="of:=[.D59]/[.I59]" office:value-type="float" office:value="0.0572266111908671">
            <text:p>0,0572266</text:p>
          </table:table-cell>
          <table:table-cell table:style-name="Gnumeric-default"/>
          <table:table-cell table:style-name="Gnumeric-default" office:value-type="float" office:value="0.0572266111908671">
            <text:p>0,057227</text:p>
          </table:table-cell>
          <table:table-cell table:number-columns-repeated="3" table:style-name="Gnumeric-default"/>
          <table:table-cell table:style-name="Gnumeric-default" office:value-type="float" office:value="20022.6">
            <text:p>20022,6</text:p>
          </table:table-cell>
          <table:table-cell table:style-name="Gnumeric-default"/>
          <table:table-cell table:style-name="ACE-0xb95d3e4c" office:value-type="string">
            <text:p>3^11 + <text:s/>anterior</text:p>
          </table:table-cell>
          <table:table-cell table:style-name="Gnumeric-default"/>
          <table:table-cell table:style-name="Gnumeric-default" table:formula="of:=[.D59]/[.S59]" office:value-type="float" office:value="0.997422912109317">
            <text:p>0,99742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0]+3^[.N59]+3^[.N58]" office:value-type="float" office:value="3">
            <text:p>3</text:p>
          </table:table-cell>
          <table:table-cell table:style-name="ACE-0xb95d3e4c" office:value-type="string">
            <text:p>3^12 + anterior</text:p>
          </table:table-cell>
          <table:table-cell table:style-name="ACE-0xb95d3fcc" office:value-type="float" office:value="20216">
            <text:p>20216</text:p>
          </table:table-cell>
          <table:table-cell table:number-columns-repeated="2" table:style-name="Gnumeric-default"/>
          <table:table-cell table:style-name="ACE-0xb95d3e4c" office:value-type="float" office:value="767637">
            <text:p>767637</text:p>
          </table:table-cell>
          <table:table-cell table:style-name="ACE-0xb95d3e4c" office:value-type="string">
            <text:p>3^12</text:p>
          </table:table-cell>
          <table:table-cell table:style-name="ACE-0xb95d408c" office:value-type="float" office:value="788147">
            <text:p>788147</text:p>
          </table:table-cell>
          <table:table-cell table:number-columns-repeated="2" table:style-name="Gnumeric-default"/>
          <table:table-cell table:style-name="ACE-0xb95d3e4c" office:value-type="float" office:value="531441">
            <text:p>531441</text:p>
          </table:table-cell>
          <table:table-cell table:style-name="ACE-0xb95d3e4c" table:formula="of:=[.D60]/[.I60]" office:value-type="float" office:value="0.0256500373661259">
            <text:p>0,0256500</text:p>
          </table:table-cell>
          <table:table-cell table:style-name="Gnumeric-default"/>
          <table:table-cell table:style-name="Gnumeric-default" office:value-type="float" office:value="0.0256500373661259">
            <text:p>0,02565</text:p>
          </table:table-cell>
          <table:table-cell table:number-columns-repeated="3" table:style-name="Gnumeric-default"/>
          <table:table-cell table:style-name="Gnumeric-default" office:value-type="float" office:value="20194">
            <text:p>20194</text:p>
          </table:table-cell>
          <table:table-cell table:style-name="Gnumeric-default"/>
          <table:table-cell table:style-name="ACE-0xb95d3e4c" office:value-type="string">
            <text:p>3^12 + anterior</text:p>
          </table:table-cell>
          <table:table-cell table:style-name="Gnumeric-default"/>
          <table:table-cell table:style-name="Gnumeric-default" table:formula="of:=[.D60]/[.S60]" office:value-type="float" office:value="1.0010894325047">
            <text:p>1,00109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1]+3^[.N60]+3^[.N59]" office:value-type="float" office:value="3">
            <text:p>3</text:p>
          </table:table-cell>
          <table:table-cell table:style-name="ACE-0xb95d3e4c" office:value-type="string">
            <text:p>3^13 + <text:s/>anterior</text:p>
          </table:table-cell>
          <table:table-cell table:style-name="ACE-0xb95d3fcc" office:value-type="float" office:value="21199">
            <text:p>21199</text:p>
          </table:table-cell>
          <table:table-cell table:number-columns-repeated="2" table:style-name="Gnumeric-default"/>
          <table:table-cell table:style-name="ACE-0xb95d3e4c" office:value-type="float" office:value="2302911">
            <text:p>2302911</text:p>
          </table:table-cell>
          <table:table-cell table:style-name="ACE-0xb95d3e4c" office:value-type="string">
            <text:p>3^13</text:p>
          </table:table-cell>
          <table:table-cell table:style-name="ACE-0xb95d408c" office:value-type="float" office:value="1043021">
            <text:p>1043021</text:p>
          </table:table-cell>
          <table:table-cell table:number-columns-repeated="2" table:style-name="Gnumeric-default"/>
          <table:table-cell table:style-name="ACE-0xb95d3e4c" office:value-type="float" office:value="1594323">
            <text:p>1594323</text:p>
          </table:table-cell>
          <table:table-cell table:style-name="ACE-0xb95d3e4c" table:formula="of:=[.D61]/[.I61]" office:value-type="float" office:value="0.0203246147488881">
            <text:p>0,0203246</text:p>
          </table:table-cell>
          <table:table-cell table:style-name="Gnumeric-default"/>
          <table:table-cell table:style-name="Gnumeric-default" office:value-type="float" office:value="0.0203246147488881">
            <text:p>0,020325</text:p>
          </table:table-cell>
          <table:table-cell table:number-columns-repeated="3" table:style-name="Gnumeric-default"/>
          <table:table-cell table:style-name="Gnumeric-default" office:value-type="float" office:value="21260.3">
            <text:p>21260,3</text:p>
          </table:table-cell>
          <table:table-cell table:style-name="Gnumeric-default"/>
          <table:table-cell table:style-name="ACE-0xb95d3e4c" office:value-type="string">
            <text:p>3^13 + <text:s/>anterior</text:p>
          </table:table-cell>
          <table:table-cell table:style-name="Gnumeric-default"/>
          <table:table-cell table:style-name="Gnumeric-default" table:formula="of:=[.D61]/[.S61]" office:value-type="float" office:value="0.997116691674153">
            <text:p>0,99712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2]+3^[.N61]+3^[.N60]" office:value-type="float" office:value="3">
            <text:p>3</text:p>
          </table:table-cell>
          <table:table-cell table:style-name="ACE-0xb95d3e4c" office:value-type="string">
            <text:p>3^14 + <text:s/>anterior</text:p>
          </table:table-cell>
          <table:table-cell table:style-name="ACE-0xb95d3fcc" office:value-type="float" office:value="26345">
            <text:p>26345</text:p>
          </table:table-cell>
          <table:table-cell table:number-columns-repeated="2" table:style-name="Gnumeric-default"/>
          <table:table-cell table:style-name="ACE-0xb95d3e4c" office:value-type="float" office:value="6908733">
            <text:p>6908733</text:p>
          </table:table-cell>
          <table:table-cell table:style-name="ACE-0xb95d3e4c" office:value-type="string">
            <text:p>3^14</text:p>
          </table:table-cell>
          <table:table-cell table:style-name="ACE-0xb95d408c" office:value-type="float" office:value="1839502">
            <text:p>1839502</text:p>
          </table:table-cell>
          <table:table-cell table:number-columns-repeated="2" table:style-name="Gnumeric-default"/>
          <table:table-cell table:style-name="ACE-0xb95d3e4c" office:value-type="float" office:value="4782969">
            <text:p>4782969</text:p>
          </table:table-cell>
          <table:table-cell table:style-name="ACE-0xb95d3e4c" table:formula="of:=[.D62]/[.I62]" office:value-type="float" office:value="0.0143218110118934">
            <text:p>0,0143218</text:p>
          </table:table-cell>
          <table:table-cell table:style-name="Gnumeric-default"/>
          <table:table-cell table:style-name="Gnumeric-default" office:value-type="float" office:value="0.0143218110118934">
            <text:p>0,014322</text:p>
          </table:table-cell>
          <table:table-cell table:number-columns-repeated="3" table:style-name="Gnumeric-default"/>
          <table:table-cell table:style-name="Gnumeric-default" office:value-type="float" office:value="26773.9">
            <text:p>26773,9</text:p>
          </table:table-cell>
          <table:table-cell table:style-name="Gnumeric-default"/>
          <table:table-cell table:style-name="ACE-0xb95d3e4c" office:value-type="string">
            <text:p>3^14 + <text:s/>anterior</text:p>
          </table:table-cell>
          <table:table-cell table:style-name="Gnumeric-default"/>
          <table:table-cell table:style-name="Gnumeric-default" table:formula="of:=[.D62]/[.S62]" office:value-type="float" office:value="0.983980667739851">
            <text:p>0,98398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3]+3^[.N62]+3^[.N61]" office:value-type="float" office:value="3">
            <text:p>3</text:p>
          </table:table-cell>
          <table:table-cell table:style-name="ACE-0xb95d3e4c" office:value-type="string">
            <text:p>3^15 + <text:s/>anterior</text:p>
          </table:table-cell>
          <table:table-cell table:style-name="ACE-0xb95d3fcc" office:value-type="float" office:value="31221">
            <text:p>31221</text:p>
          </table:table-cell>
          <table:table-cell table:number-columns-repeated="2" table:style-name="Gnumeric-default"/>
          <table:table-cell table:style-name="ACE-0xb95d414c" office:value-type="float" office:value="20726199">
            <text:p>2,07×1007</text:p>
          </table:table-cell>
          <table:table-cell table:style-name="ACE-0xb95d3e4c" office:value-type="string">
            <text:p>3^15</text:p>
          </table:table-cell>
          <table:table-cell table:style-name="ACE-0xb95d408c" office:value-type="float" office:value="3177588">
            <text:p>3177588</text:p>
          </table:table-cell>
          <table:table-cell table:number-columns-repeated="2" table:style-name="Gnumeric-default"/>
          <table:table-cell table:style-name="ACE-0xb95d414c" office:value-type="float" office:value="14000000">
            <text:p>1,40×1007</text:p>
          </table:table-cell>
          <table:table-cell table:style-name="ACE-0xb95d3e4c" table:formula="of:=[.D63]/[.I63]" office:value-type="float" office:value="0.00982537698405206">
            <text:p>0,0098254</text:p>
          </table:table-cell>
          <table:table-cell table:style-name="Gnumeric-default"/>
          <table:table-cell table:style-name="Gnumeric-default" office:value-type="float" office:value="0.00982537698405205">
            <text:p>0,009825</text:p>
          </table:table-cell>
          <table:table-cell table:number-columns-repeated="3" table:style-name="Gnumeric-default"/>
          <table:table-cell table:style-name="Gnumeric-default" office:value-type="float" office:value="30670.4">
            <text:p>30670,4</text:p>
          </table:table-cell>
          <table:table-cell table:style-name="Gnumeric-default"/>
          <table:table-cell table:style-name="ACE-0xb95d3e4c" office:value-type="string">
            <text:p>3^15 + <text:s/>anterior</text:p>
          </table:table-cell>
          <table:table-cell table:style-name="Gnumeric-default"/>
          <table:table-cell table:style-name="Gnumeric-default" table:formula="of:=[.D63]/[.S63]" office:value-type="float" office:value="1.01795216234545">
            <text:p>1,01795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4]+3^[.N63]+3^[.N62]" office:value-type="float" office:value="3">
            <text:p>3</text:p>
          </table:table-cell>
          <table:table-cell table:style-name="ACE-0xb95d3e4c" office:value-type="string">
            <text:p>3^16 + anterior</text:p>
          </table:table-cell>
          <table:table-cell table:style-name="ACE-0xb95d3fcc" office:value-type="float" office:value="33182">
            <text:p>33182</text:p>
          </table:table-cell>
          <table:table-cell table:number-columns-repeated="2" table:style-name="Gnumeric-default"/>
          <table:table-cell table:style-name="ACE-0xb95d414c" office:value-type="float" office:value="62178597">
            <text:p>6,22×1007</text:p>
          </table:table-cell>
          <table:table-cell table:style-name="ACE-0xb95d3e4c" office:value-type="string">
            <text:p>3^16</text:p>
          </table:table-cell>
          <table:table-cell table:style-name="ACE-0xb95d408c" office:value-type="float" office:value="3542253">
            <text:p>3542253</text:p>
          </table:table-cell>
          <table:table-cell table:number-columns-repeated="2" table:style-name="Gnumeric-default"/>
          <table:table-cell table:style-name="ACE-0xb95d414c" office:value-type="float" office:value="43000000">
            <text:p>4,30×1007</text:p>
          </table:table-cell>
          <table:table-cell table:style-name="ACE-0xb95d3e4c" table:formula="of:=[.D64]/[.I64]" office:value-type="float" office:value="0.00936748447951064">
            <text:p>0,0093675</text:p>
          </table:table-cell>
          <table:table-cell table:style-name="Gnumeric-default"/>
          <table:table-cell table:style-name="Gnumeric-default" office:value-type="float" office:value="0.00936748447951064">
            <text:p>0,009367</text:p>
          </table:table-cell>
          <table:table-cell table:number-columns-repeated="3" table:style-name="Gnumeric-default"/>
          <table:table-cell table:style-name="Gnumeric-default" office:value-type="float" office:value="32729.5">
            <text:p>32729,5</text:p>
          </table:table-cell>
          <table:table-cell table:style-name="Gnumeric-default"/>
          <table:table-cell table:style-name="ACE-0xb95d3e4c" office:value-type="string">
            <text:p>3^16 + anterior</text:p>
          </table:table-cell>
          <table:table-cell table:style-name="Gnumeric-default"/>
          <table:table-cell table:style-name="Gnumeric-default" table:formula="of:=[.D64]/[.S64]" office:value-type="float" office:value="1.01382544799035">
            <text:p>1,01383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5]+3^[.N64]+3^[.N63]" office:value-type="float" office:value="3">
            <text:p>3</text:p>
          </table:table-cell>
          <table:table-cell table:style-name="ACE-0xb95d3e4c" office:value-type="string">
            <text:p>3^17 + <text:s/>anterior</text:p>
          </table:table-cell>
          <table:table-cell table:style-name="ACE-0xb95d3fcc" office:value-type="float" office:value="33304">
            <text:p>33304</text:p>
          </table:table-cell>
          <table:table-cell table:number-columns-repeated="2" table:style-name="Gnumeric-default"/>
          <table:table-cell table:style-name="ACE-0xb95d414c" office:value-type="float" office:value="186535791">
            <text:p>1,87×1008</text:p>
          </table:table-cell>
          <table:table-cell table:style-name="ACE-0xb95d3e4c" office:value-type="string">
            <text:p>3^17</text:p>
          </table:table-cell>
          <table:table-cell table:style-name="ACE-0xb95d408c" office:value-type="float" office:value="4750942">
            <text:p>4750942</text:p>
          </table:table-cell>
          <table:table-cell table:number-columns-repeated="2" table:style-name="Gnumeric-default"/>
          <table:table-cell table:style-name="ACE-0xb95d414c" office:value-type="float" office:value="130000000">
            <text:p>1,30×1008</text:p>
          </table:table-cell>
          <table:table-cell table:style-name="ACE-0xb95d3e4c" table:formula="of:=[.D65]/[.I65]" office:value-type="float" office:value="0.00700997823168542">
            <text:p>0,0070100</text:p>
          </table:table-cell>
          <table:table-cell table:style-name="Gnumeric-default"/>
          <table:table-cell table:style-name="Gnumeric-default" office:value-type="float" office:value="0.00700997823168542">
            <text:p>0,00701</text:p>
          </table:table-cell>
          <table:table-cell table:number-columns-repeated="3" table:style-name="Gnumeric-default"/>
          <table:table-cell table:style-name="Gnumeric-default" office:value-type="float" office:value="32716.7">
            <text:p>32716,7</text:p>
          </table:table-cell>
          <table:table-cell table:style-name="Gnumeric-default"/>
          <table:table-cell table:style-name="ACE-0xb95d3e4c" office:value-type="string">
            <text:p>3^17 + <text:s/>anterior</text:p>
          </table:table-cell>
          <table:table-cell table:style-name="Gnumeric-default"/>
          <table:table-cell table:style-name="Gnumeric-default" table:formula="of:=[.D65]/[.S65]" office:value-type="float" office:value="1.01795107697292">
            <text:p>1,01795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6]+3^[.N65]+3^[.N64]" office:value-type="float" office:value="3">
            <text:p>3</text:p>
          </table:table-cell>
          <table:table-cell table:style-name="ACE-0xb95d3e4c" office:value-type="string">
            <text:p>3^18 <text:s/>+ <text:s/>anterior</text:p>
          </table:table-cell>
          <table:table-cell table:style-name="ACE-0xb95d3fcc" office:value-type="float" office:value="33427">
            <text:p>33427</text:p>
          </table:table-cell>
          <table:table-cell table:number-columns-repeated="2" table:style-name="Gnumeric-default"/>
          <table:table-cell table:style-name="ACE-0xb95d414c" office:value-type="float" office:value="559607373">
            <text:p>5,60×1008</text:p>
          </table:table-cell>
          <table:table-cell table:style-name="ACE-0xb95d3e4c" office:value-type="string">
            <text:p>3^18</text:p>
          </table:table-cell>
          <table:table-cell table:style-name="ACE-0xb95d408c" office:value-type="float" office:value="8215753">
            <text:p>8215753</text:p>
          </table:table-cell>
          <table:table-cell table:number-columns-repeated="2" table:style-name="Gnumeric-default"/>
          <table:table-cell table:style-name="ACE-0xb95d414c" office:value-type="float" office:value="390000000">
            <text:p>3,90×1008</text:p>
          </table:table-cell>
          <table:table-cell table:style-name="ACE-0xb95d3e4c" table:formula="of:=[.D66]/[.I66]" office:value-type="float" office:value="0.00406864714652449">
            <text:p>0,0040686</text:p>
          </table:table-cell>
          <table:table-cell table:style-name="Gnumeric-default"/>
          <table:table-cell table:style-name="Gnumeric-default" office:value-type="float" office:value="0.00406864714652449">
            <text:p>0,004069</text:p>
          </table:table-cell>
          <table:table-cell table:number-columns-repeated="3" table:style-name="Gnumeric-default"/>
          <table:table-cell table:style-name="Gnumeric-default" office:value-type="float" office:value="32704.9">
            <text:p>32704,9</text:p>
          </table:table-cell>
          <table:table-cell table:style-name="Gnumeric-default"/>
          <table:table-cell table:style-name="ACE-0xb95d3e4c" office:value-type="string">
            <text:p>3^18 <text:s/>+ <text:s/>anterior</text:p>
          </table:table-cell>
          <table:table-cell table:style-name="Gnumeric-default"/>
          <table:table-cell table:style-name="Gnumeric-default" table:formula="of:=[.D66]/[.S66]" office:value-type="float" office:value="1.02207926029433">
            <text:p>1,02208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7]+3^[.N66]+3^[.N65]" office:value-type="float" office:value="3">
            <text:p>3</text:p>
          </table:table-cell>
          <table:table-cell table:style-name="ACE-0xb95d3e4c" office:value-type="string">
            <text:p>3^19 + anterior</text:p>
          </table:table-cell>
          <table:table-cell table:style-name="ACE-0xb95d3fcc" office:value-type="float" office:value="33795">
            <text:p>33795</text:p>
          </table:table-cell>
          <table:table-cell table:number-columns-repeated="2" table:style-name="Gnumeric-default"/>
          <table:table-cell table:style-name="ACE-0xb95d414c" office:value-type="float" office:value="1678822119">
            <text:p>1,68×1009</text:p>
          </table:table-cell>
          <table:table-cell table:style-name="ACE-0xb95d3e4c" office:value-type="string">
            <text:p>3^19</text:p>
          </table:table-cell>
          <table:table-cell table:style-name="ACE-0xb95d408c" office:value-type="float" office:value="14284686">
            <text:p>14284686</text:p>
          </table:table-cell>
          <table:table-cell table:number-columns-repeated="2" table:style-name="Gnumeric-default"/>
          <table:table-cell table:style-name="ACE-0xb95d414c" office:value-type="float" office:value="390000000">
            <text:p>3,90×1008</text:p>
          </table:table-cell>
          <table:table-cell table:style-name="ACE-0xb95d3e4c" table:formula="of:=[.D67]/[.I67]" office:value-type="float" office:value="0.0023658202917446">
            <text:p>0,0023658</text:p>
          </table:table-cell>
          <table:table-cell table:style-name="Gnumeric-default"/>
          <table:table-cell table:style-name="Gnumeric-default" office:value-type="float" office:value="0.0023658202917446">
            <text:p>0,002366</text:p>
          </table:table-cell>
          <table:table-cell table:number-columns-repeated="3" table:style-name="Gnumeric-default"/>
          <table:table-cell table:style-name="Gnumeric-default" office:value-type="float" office:value="32962.6">
            <text:p>32962,6</text:p>
          </table:table-cell>
          <table:table-cell table:style-name="Gnumeric-default"/>
          <table:table-cell table:style-name="ACE-0xb95d3e4c" office:value-type="string">
            <text:p>3^19 + anterior</text:p>
          </table:table-cell>
          <table:table-cell table:style-name="Gnumeric-default"/>
          <table:table-cell table:style-name="Gnumeric-default" table:formula="of:=[.D67]/[.S67]" office:value-type="float" office:value="1.02525286233489">
            <text:p>1,02525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8]+3^[.N67]+3^[.N66]" office:value-type="float" office:value="3">
            <text:p>3</text:p>
          </table:table-cell>
          <table:table-cell table:style-name="ACE-0xb95d3e4c" office:value-type="string">
            <text:p>3^20 + anterior</text:p>
          </table:table-cell>
          <table:table-cell table:style-name="ACE-0xb95d3fcc" office:value-type="float" office:value="34040">
            <text:p>34040</text:p>
          </table:table-cell>
          <table:table-cell table:number-columns-repeated="2" table:style-name="Gnumeric-default"/>
          <table:table-cell table:style-name="ACE-0xb95d414c" office:value-type="float" office:value="5036466357">
            <text:p>5,04×1009</text:p>
          </table:table-cell>
          <table:table-cell table:style-name="ACE-0xb95d3e4c" office:value-type="string">
            <text:p>3^20</text:p>
          </table:table-cell>
          <table:table-cell table:style-name="ACE-0xb95d408c" office:value-type="float" office:value="24678137">
            <text:p>24678137</text:p>
          </table:table-cell>
          <table:table-cell table:number-columns-repeated="2" table:style-name="Gnumeric-default"/>
          <table:table-cell table:style-name="ACE-0xb95d414c" office:value-type="float" office:value="1200000000">
            <text:p>1,20×1009</text:p>
          </table:table-cell>
          <table:table-cell table:style-name="ACE-0xb95d3e4c" table:formula="of:=[.D68]/[.I68]" office:value-type="float" office:value="0.0013793585796205">
            <text:p>0,0013794</text:p>
          </table:table-cell>
          <table:table-cell table:style-name="Gnumeric-default"/>
          <table:table-cell table:style-name="Gnumeric-default" office:value-type="float" office:value="0.0013793585796205">
            <text:p>0,001379</text:p>
          </table:table-cell>
          <table:table-cell table:number-columns-repeated="3" table:style-name="Gnumeric-default"/>
          <table:table-cell table:style-name="Gnumeric-default" office:value-type="float" office:value="33085.1">
            <text:p>33085,1</text:p>
          </table:table-cell>
          <table:table-cell table:style-name="Gnumeric-default"/>
          <table:table-cell table:style-name="ACE-0xb95d3e4c" office:value-type="string">
            <text:p>3^20 + anterior</text:p>
          </table:table-cell>
          <table:table-cell table:style-name="Gnumeric-default"/>
          <table:table-cell table:style-name="Gnumeric-default" table:formula="of:=[.D68]/[.S68]" office:value-type="float" office:value="1.02886193482867">
            <text:p>1,02886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69]+3^[.N68]+3^[.N67]" office:value-type="float" office:value="3">
            <text:p>3</text:p>
          </table:table-cell>
          <table:table-cell table:style-name="ACE-0xb95d3e4c" office:value-type="string">
            <text:p>3^21 + <text:s/>anterior</text:p>
          </table:table-cell>
          <table:table-cell table:style-name="ACE-0xb95d3fcc" office:value-type="float" office:value="34162">
            <text:p>34162</text:p>
          </table:table-cell>
          <table:table-cell table:number-columns-repeated="2" table:style-name="Gnumeric-default"/>
          <table:table-cell table:style-name="ACE-0xb95d414c" office:value-type="float" office:value="15109399071">
            <text:p>1,51×1010</text:p>
          </table:table-cell>
          <table:table-cell table:style-name="ACE-0xb95d3e4c"/>
          <table:table-cell table:style-name="ACE-0xb95d408c" office:value-type="float" office:value="43800519">
            <text:p>43800519</text:p>
          </table:table-cell>
          <table:table-cell table:number-columns-repeated="9" table:style-name="Gnumeric-default"/>
          <table:table-cell table:style-name="Gnumeric-default" office:value-type="float" office:value="33329">
            <text:p>33329</text:p>
          </table:table-cell>
          <table:table-cell table:style-name="Gnumeric-default"/>
          <table:table-cell table:style-name="ACE-0xb95d3e4c" office:value-type="string">
            <text:p>3^21 + <text:s/>anterior</text:p>
          </table:table-cell>
          <table:table-cell table:style-name="Gnumeric-default"/>
          <table:table-cell table:style-name="Gnumeric-default" table:formula="of:=[.D69]/[.S69]" office:value-type="float" office:value="1.02499324912239">
            <text:p>1,02499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0]+3^[.N69]+3^[.N68]" office:value-type="float" office:value="3">
            <text:p>3</text:p>
          </table:table-cell>
          <table:table-cell table:style-name="ACE-0xb95d3e4c" office:value-type="string">
            <text:p>3^22 + <text:s/>anterior</text:p>
          </table:table-cell>
          <table:table-cell table:style-name="ACE-0xb95d3fcc" office:value-type="float" office:value="37348">
            <text:p>37348</text:p>
          </table:table-cell>
          <table:table-cell table:number-columns-repeated="2" table:style-name="Gnumeric-default"/>
          <table:table-cell table:style-name="ACE-0xb95d414c" office:value-type="float" office:value="45328197213">
            <text:p>4,53×1010</text:p>
          </table:table-cell>
          <table:table-cell table:style-name="ACE-0xb95d3e4c"/>
          <table:table-cell table:style-name="ACE-0xb95d408c" office:value-type="float" office:value="74030000">
            <text:p>74030000</text:p>
          </table:table-cell>
          <table:table-cell table:number-columns-repeated="9" table:style-name="Gnumeric-default"/>
          <table:table-cell table:style-name="Gnumeric-default" office:value-type="float" office:value="36417.6">
            <text:p>36417,6</text:p>
          </table:table-cell>
          <table:table-cell table:style-name="Gnumeric-default"/>
          <table:table-cell table:style-name="ACE-0xb95d3e4c" office:value-type="string">
            <text:p>3^22 + <text:s/>anterior</text:p>
          </table:table-cell>
          <table:table-cell table:style-name="Gnumeric-default"/>
          <table:table-cell table:style-name="Gnumeric-default" table:formula="of:=[.D70]/[.S70]" office:value-type="float" office:value="1.02554808663943">
            <text:p>1,02555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1]+3^[.N70]+3^[.N69]" office:value-type="float" office:value="3">
            <text:p>3</text:p>
          </table:table-cell>
          <table:table-cell table:style-name="ACE-0xb95d3e4c" office:value-type="string">
            <text:p>3^23 + <text:s/>anterior</text:p>
          </table:table-cell>
          <table:table-cell table:style-name="ACE-0xb95d3fcc" office:value-type="float" office:value="37471">
            <text:p>37471</text:p>
          </table:table-cell>
          <table:table-cell table:number-columns-repeated="2" table:style-name="Gnumeric-default"/>
          <table:table-cell table:style-name="ACE-0xb95d414c" office:value-type="float" office:value="135984591639">
            <text:p>1,36×1011</text:p>
          </table:table-cell>
          <table:table-cell table:style-name="ACE-0xb95d3e4c"/>
          <table:table-cell table:style-name="ACE-0xb95d408c" office:value-type="float" office:value="128070556">
            <text:p>128070556</text:p>
          </table:table-cell>
          <table:table-cell table:number-columns-repeated="9" table:style-name="Gnumeric-default"/>
          <table:table-cell table:style-name="Gnumeric-default" office:value-type="float" office:value="36369.2">
            <text:p>36369,2</text:p>
          </table:table-cell>
          <table:table-cell table:style-name="Gnumeric-default"/>
          <table:table-cell table:style-name="ACE-0xb95d3e4c" office:value-type="string">
            <text:p>3^23 + <text:s/>anterior</text:p>
          </table:table-cell>
          <table:table-cell table:style-name="Gnumeric-default"/>
          <table:table-cell table:style-name="Gnumeric-default" table:formula="of:=[.D71]/[.S71]" office:value-type="float" office:value="1.03029486488567">
            <text:p>1,03029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2]+3^[.N71]+3^[.N70]" office:value-type="float" office:value="3">
            <text:p>3</text:p>
          </table:table-cell>
          <table:table-cell table:style-name="ACE-0xb95d3e4c" office:value-type="string">
            <text:p>3^24 + <text:s/>anterior</text:p>
          </table:table-cell>
          <table:table-cell table:style-name="ACE-0xb95d3fcc" office:value-type="float" office:value="37961">
            <text:p>37961</text:p>
          </table:table-cell>
          <table:table-cell table:number-columns-repeated="2" table:style-name="Gnumeric-default"/>
          <table:table-cell table:style-name="ACE-0xb95d414c" office:value-type="float" office:value="407953774917">
            <text:p>4,08×1011</text:p>
          </table:table-cell>
          <table:table-cell table:style-name="ACE-0xb95d3e4c"/>
          <table:table-cell table:style-name="ACE-0xb95d408c" office:value-type="float" office:value="221789541">
            <text:p>221789541</text:p>
          </table:table-cell>
          <table:table-cell table:number-columns-repeated="9" table:style-name="Gnumeric-default"/>
          <table:table-cell table:style-name="Gnumeric-default" office:value-type="float" office:value="37250">
            <text:p>37250</text:p>
          </table:table-cell>
          <table:table-cell table:style-name="Gnumeric-default"/>
          <table:table-cell table:style-name="ACE-0xb95d3e4c" office:value-type="string">
            <text:p>3^24 + <text:s/>anterior</text:p>
          </table:table-cell>
          <table:table-cell table:style-name="Gnumeric-default"/>
          <table:table-cell table:style-name="Gnumeric-default" table:formula="of:=[.D72]/[.S72]" office:value-type="float" office:value="1.01908724832215">
            <text:p>1,01909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3]+3^[.N72]+3^[.N71]" office:value-type="float" office:value="3">
            <text:p>3</text:p>
          </table:table-cell>
          <table:table-cell table:style-name="ACE-0xb95d3e4c" office:value-type="string">
            <text:p>3^25 + <text:s/>anterior</text:p>
          </table:table-cell>
          <table:table-cell table:style-name="ACE-0xb95d3fcc" office:value-type="float" office:value="38451">
            <text:p>38451</text:p>
          </table:table-cell>
          <table:table-cell table:number-columns-repeated="2" table:style-name="Gnumeric-default"/>
          <table:table-cell table:style-name="ACE-0xb95d414c" office:value-type="float" office:value="1223861324751">
            <text:p>1,22×1012</text:p>
          </table:table-cell>
          <table:table-cell table:style-name="ACE-0xb95d3e4c"/>
          <table:table-cell table:style-name="ACE-0xb95d414c"/>
          <table:table-cell table:number-columns-repeated="9" table:style-name="Gnumeric-default"/>
          <table:table-cell table:style-name="Gnumeric-default" office:value-type="float" office:value="38721">
            <text:p>38721</text:p>
          </table:table-cell>
          <table:table-cell table:style-name="Gnumeric-default"/>
          <table:table-cell table:style-name="ACE-0xb95d3e4c" office:value-type="string">
            <text:p>3^25 + <text:s/>anterior</text:p>
          </table:table-cell>
          <table:table-cell table:style-name="Gnumeric-default"/>
          <table:table-cell table:style-name="Gnumeric-default" table:formula="of:=[.D73]/[.S73]" office:value-type="float" office:value="0.99302703959092">
            <text:p>0,99303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4]+3^[.N73]+3^[.N72]" office:value-type="float" office:value="3">
            <text:p>3</text:p>
          </table:table-cell>
          <table:table-cell table:style-name="ACE-0xb95d3e4c" office:value-type="string">
            <text:p>3^26 + <text:s/>anterior</text:p>
          </table:table-cell>
          <table:table-cell table:style-name="ACE-0xb95d3fcc" office:value-type="float" office:value="38573">
            <text:p>38573</text:p>
          </table:table-cell>
          <table:table-cell table:number-columns-repeated="2" table:style-name="Gnumeric-default"/>
          <table:table-cell table:style-name="ACE-0xb95d414c" office:value-type="float" office:value="3671583974253">
            <text:p>3,67×1012</text:p>
          </table:table-cell>
          <table:table-cell table:style-name="ACE-0xb95d3e4c"/>
          <table:table-cell table:style-name="ACE-0xb95d414c"/>
          <table:table-cell table:number-columns-repeated="9" table:style-name="Gnumeric-default"/>
          <table:table-cell table:style-name="Gnumeric-default" office:value-type="float" office:value="40191">
            <text:p>40191</text:p>
          </table:table-cell>
          <table:table-cell table:style-name="Gnumeric-default"/>
          <table:table-cell table:style-name="ACE-0xb95d3e4c" office:value-type="string">
            <text:p>3^26 + <text:s/>anterior</text:p>
          </table:table-cell>
          <table:table-cell table:style-name="Gnumeric-default"/>
          <table:table-cell table:style-name="Gnumeric-default" table:formula="of:=[.D74]/[.S74]" office:value-type="float" office:value="0.959742230847702">
            <text:p>0,95974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5]+3^[.N74]+3^[.N73]" office:value-type="float" office:value="3">
            <text:p>3</text:p>
          </table:table-cell>
          <table:table-cell table:style-name="ACE-0xb95d3e4c" office:value-type="string">
            <text:p>3^27 + <text:s/>anterior</text:p>
          </table:table-cell>
          <table:table-cell table:style-name="ACE-0xb95d3fcc" office:value-type="float" office:value="39554">
            <text:p>39554</text:p>
          </table:table-cell>
          <table:table-cell table:number-columns-repeated="2" table:style-name="Gnumeric-default"/>
          <table:table-cell table:style-name="ACE-0xb95d414c" office:value-type="float" office:value="11014751922759">
            <text:p>1,10×1013</text:p>
          </table:table-cell>
          <table:table-cell table:style-name="ACE-0xb95d3e4c"/>
          <table:table-cell table:style-name="ACE-0xb95d414c"/>
          <table:table-cell table:number-columns-repeated="9" table:style-name="Gnumeric-default"/>
          <table:table-cell table:style-name="Gnumeric-default" office:value-type="float" office:value="84305">
            <text:p>84305</text:p>
          </table:table-cell>
          <table:table-cell table:style-name="Gnumeric-default"/>
          <table:table-cell table:style-name="ACE-0xb95d3e4c" office:value-type="string">
            <text:p>3^27 + <text:s/>anterior</text:p>
          </table:table-cell>
          <table:table-cell table:style-name="Gnumeric-default"/>
          <table:table-cell table:style-name="Gnumeric-default" table:formula="of:=[.D75]/[.S75]" office:value-type="float" office:value="0.469177391613783">
            <text:p>0,46918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6]+3^[.N75]+3^[.N74]" office:value-type="float" office:value="3">
            <text:p>3</text:p>
          </table:table-cell>
          <table:table-cell table:style-name="ACE-0xb95d3e4c" office:value-type="string">
            <text:p>3^28 + anterior</text:p>
          </table:table-cell>
          <table:table-cell table:style-name="ACE-0xb95d3fcc" office:value-type="float" office:value="40167">
            <text:p>40167</text:p>
          </table:table-cell>
          <table:table-cell table:number-columns-repeated="2" table:style-name="Gnumeric-default"/>
          <table:table-cell table:style-name="ACE-0xb95d414c" office:value-type="float" office:value="33044255768277">
            <text:p>3,30×1013</text:p>
          </table:table-cell>
          <table:table-cell table:style-name="ACE-0xb95d3e4c"/>
          <table:table-cell table:style-name="ACE-0xb95d414c"/>
          <table:table-cell table:number-columns-repeated="9" table:style-name="Gnumeric-default"/>
          <table:table-cell table:style-name="Gnumeric-default" office:value-type="float" office:value="84304">
            <text:p>84304</text:p>
          </table:table-cell>
          <table:table-cell table:style-name="Gnumeric-default"/>
          <table:table-cell table:style-name="ACE-0xb95d3e4c" office:value-type="string">
            <text:p>3^28 + anterior</text:p>
          </table:table-cell>
          <table:table-cell table:style-name="Gnumeric-default"/>
          <table:table-cell table:style-name="Gnumeric-default" table:formula="of:=[.D76]/[.S76]" office:value-type="float" office:value="0.476454260770545">
            <text:p>0,47645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7]+3^[.N76]+3^[.N75]" office:value-type="float" office:value="3">
            <text:p>3</text:p>
          </table:table-cell>
          <table:table-cell table:style-name="ACE-0xb95d3e4c" office:value-type="string">
            <text:p>3^29 + <text:s/>anterior</text:p>
          </table:table-cell>
          <table:table-cell table:style-name="ACE-0xb95d3fcc" office:value-type="float" office:value="41025">
            <text:p>41025</text:p>
          </table:table-cell>
          <table:table-cell table:number-columns-repeated="2" table:style-name="Gnumeric-default"/>
          <table:table-cell table:style-name="ACE-0xb95d414c" office:value-type="float" office:value="99132767304831">
            <text:p>9,91×1013</text:p>
          </table:table-cell>
          <table:table-cell table:style-name="ACE-0xb95d3e4c"/>
          <table:table-cell table:style-name="ACE-0xb95d414c"/>
          <table:table-cell table:number-columns-repeated="9" table:style-name="Gnumeric-default"/>
          <table:table-cell table:style-name="Gnumeric-default" office:value-type="float" office:value="84305">
            <text:p>84305</text:p>
          </table:table-cell>
          <table:table-cell table:style-name="Gnumeric-default"/>
          <table:table-cell table:style-name="ACE-0xb95d3e4c" office:value-type="string">
            <text:p>3^29 + <text:s/>anterior</text:p>
          </table:table-cell>
          <table:table-cell table:style-name="Gnumeric-default"/>
          <table:table-cell table:style-name="Gnumeric-default" table:formula="of:=[.D77]/[.S77]" office:value-type="float" office:value="0.486625941521855">
            <text:p>0,48663</text:p>
          </table:table-cell>
          <table:table-cell table:number-columns-repeated="233" table:style-name="Gnumeric-default"/>
        </table:table-row>
        <table:table-row table:style-name="AROW-5">
          <table:table-cell table:style-name="Gnumeric-default"/>
          <table:table-cell table:style-name="ACE-0xb95d3e4c" table:formula="of:=3^[.N78]+3^[.N77]+3^[.N76]" office:value-type="float" office:value="3">
            <text:p>3</text:p>
          </table:table-cell>
          <table:table-cell table:style-name="ACE-0xb95d3e4c" office:value-type="string">
            <text:p>3^30 + <text:s/>anterior</text:p>
          </table:table-cell>
          <table:table-cell table:style-name="ACE-0xb95d3e4c"/>
          <table:table-cell table:number-columns-repeated="2" table:style-name="Gnumeric-default"/>
          <table:table-cell table:style-name="ACE-0xb95d414c" office:value-type="float" office:value="91507169819845">
            <text:p>9,15×1013</text:p>
          </table:table-cell>
          <table:table-cell table:style-name="ACE-0xb95d3e4c"/>
          <table:table-cell table:style-name="ACE-0xb95d414c"/>
          <table:table-cell table:number-columns-repeated="11" table:style-name="Gnumeric-default"/>
          <table:table-cell table:style-name="ACE-0xb95d3e4c" office:value-type="string">
            <text:p>3^30 + <text:s/>anterior</text:p>
          </table:table-cell>
          <table:table-cell table:number-columns-repeated="235" table:style-name="Gnumeric-default"/>
        </table:table-row>
        <table:table-row table:style-name="AROW-0" table:number-rows-repeated="4">
          <table:table-cell table:number-columns-repeated="256"/>
        </table:table-row>
        <table:table-row table:style-name="AROW-4">
          <table:table-cell table:style-name="Gnumeric-default"/>
          <table:table-cell table:style-name="Gnumeric-default" office:value-type="string">
            <text:p>tiempo caso no multiplo de 3</text:p>
          </table:table-cell>
          <table:table-cell table:number-columns-repeated="7" table:style-name="Gnumeric-default"/>
          <table:table-cell table:number-columns-spanned="5" table:style-name="ACE-0xb95d3e4c" office:value-type="string">
            <text:p>TIEMPO O(RAIZ DE P)</text:p>
          </table:table-cell>
          <table:covered-table-cell table:number-columns-repeated="4"/>
          <table:table-cell table:number-columns-repeated="242" table:style-name="Gnumeric-default"/>
        </table:table-row>
        <table:table-row table:style-name="AROW-0">
          <table:table-cell table:number-columns-repeated="9" table:style-name="Gnumeric-default"/>
          <table:table-cell table:number-columns-repeated="5" table:style-name="ACE-0xb95d3f0c"/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style-name="ACE-0xb95d3e4c" office:value-type="string">
            <text:p>LLAVE</text:p>
          </table:table-cell>
          <table:table-cell table:style-name="ACE-0xb95d3e4c" office:value-type="string">
            <text:p>TIPO</text:p>
          </table:table-cell>
          <table:table-cell table:style-name="ACE-0xb95d3e4c" office:value-type="string">
            <text:p>TIEMPO</text:p>
          </table:table-cell>
          <table:table-cell table:number-columns-repeated="5" table:style-name="Gnumeric-default"/>
          <table:table-cell table:style-name="ACE-0xb95d3e4c" office:value-type="string">
            <text:p>LLAVE</text:p>
          </table:table-cell>
          <table:table-cell table:style-name="ACE-0xb95d3e4c" office:value-type="string">
            <text:p>TIPO</text:p>
          </table:table-cell>
          <table:table-cell table:number-columns-repeated="2" table:style-name="ACE-0xb95d3e4c"/>
          <table:table-cell table:style-name="ACE-0xb95d3e4c" office:value-type="string">
            <text:p>TIEMPO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style-name="ACE-0xb95d3e4c" office:value-type="float" office:value="1">
            <text:p>1</text:p>
          </table:table-cell>
          <table:table-cell table:style-name="ACE-0xb95d3e4c"/>
          <table:table-cell table:style-name="ACE-0xb95d3fcc" office:value-type="float" office:value="2239">
            <text:p>2239</text:p>
          </table:table-cell>
          <table:table-cell table:style-name="ACE-0xb95d3fcc"/>
          <table:table-cell table:number-columns-repeated="4" table:style-name="Gnumeric-default"/>
          <table:table-cell table:style-name="ACE-0xb95d3e4c" office:value-type="float" office:value="1">
            <text:p>1</text:p>
          </table:table-cell>
          <table:table-cell table:style-name="ACE-0xb95d3e4c" office:value-type="string">
            <text:p>3^0</text:p>
          </table:table-cell>
          <table:table-cell table:number-columns-repeated="2" table:style-name="ACE-0xb95d3e4c"/>
          <table:table-cell table:style-name="ACE-0xb95d3e4c" office:value-type="float" office:value="1960">
            <text:p>1960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style-name="ACE-0xb95d3e4c" office:value-type="float" office:value="2">
            <text:p>2</text:p>
          </table:table-cell>
          <table:table-cell table:style-name="ACE-0xb95d3e4c"/>
          <table:table-cell table:style-name="ACE-0xb95d3fcc" office:value-type="float" office:value="6371">
            <text:p>6371</text:p>
          </table:table-cell>
          <table:table-cell table:style-name="ACE-0xb95d3fcc"/>
          <table:table-cell table:number-columns-repeated="4" table:style-name="Gnumeric-default"/>
          <table:table-cell table:style-name="ACE-0xb95d3e4c" office:value-type="float" office:value="4">
            <text:p>4</text:p>
          </table:table-cell>
          <table:table-cell table:style-name="ACE-0xb95d3e4c" office:value-type="string">
            <text:p>3^1</text:p>
          </table:table-cell>
          <table:table-cell table:number-columns-repeated="2" table:style-name="ACE-0xb95d3e4c"/>
          <table:table-cell table:style-name="ACE-0xb95d3e4c" office:value-type="float" office:value="1961">
            <text:p>1961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style-name="ACE-0xb95d3e4c" office:value-type="float" office:value="4">
            <text:p>4</text:p>
          </table:table-cell>
          <table:table-cell table:style-name="ACE-0xb95d3e4c"/>
          <table:table-cell table:style-name="ACE-0xb95d3fcc" office:value-type="float" office:value="5883">
            <text:p>5883</text:p>
          </table:table-cell>
          <table:table-cell table:style-name="ACE-0xb95d3fcc"/>
          <table:table-cell table:number-columns-repeated="4" table:style-name="Gnumeric-default"/>
          <table:table-cell table:style-name="ACE-0xb95d3e4c" office:value-type="float" office:value="13">
            <text:p>13</text:p>
          </table:table-cell>
          <table:table-cell table:style-name="ACE-0xb95d3e4c" office:value-type="string">
            <text:p>3^2</text:p>
          </table:table-cell>
          <table:table-cell table:number-columns-repeated="2" table:style-name="ACE-0xb95d3e4c"/>
          <table:table-cell table:style-name="ACE-0xb95d3e4c" office:value-type="float" office:value="2941">
            <text:p>2941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style-name="ACE-0xb95d3e4c" office:value-type="float" office:value="13">
            <text:p>13</text:p>
          </table:table-cell>
          <table:table-cell table:style-name="ACE-0xb95d3e4c"/>
          <table:table-cell table:style-name="ACE-0xb95d3fcc" office:value-type="float" office:value="6372">
            <text:p>6372</text:p>
          </table:table-cell>
          <table:table-cell table:style-name="ACE-0xb95d3fcc"/>
          <table:table-cell table:number-columns-repeated="4" table:style-name="Gnumeric-default"/>
          <table:table-cell table:style-name="ACE-0xb95d3e4c" office:value-type="float" office:value="39">
            <text:p>39</text:p>
          </table:table-cell>
          <table:table-cell table:style-name="ACE-0xb95d3e4c" office:value-type="string">
            <text:p>3^3</text:p>
          </table:table-cell>
          <table:table-cell table:number-columns-repeated="2" table:style-name="ACE-0xb95d3e4c"/>
          <table:table-cell table:style-name="ACE-0xb95d3e4c" office:value-type="float" office:value="5882">
            <text:p>5882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style-name="ACE-0xb95d3e4c" office:value-type="float" office:value="28">
            <text:p>28</text:p>
          </table:table-cell>
          <table:table-cell table:style-name="ACE-0xb95d3e4c"/>
          <table:table-cell table:style-name="ACE-0xb95d3fcc" office:value-type="float" office:value="7597">
            <text:p>7597</text:p>
          </table:table-cell>
          <table:table-cell table:style-name="ACE-0xb95d3fcc"/>
          <table:table-cell table:number-columns-repeated="4" table:style-name="Gnumeric-default"/>
          <table:table-cell table:style-name="ACE-0xb95d3e4c" office:value-type="float" office:value="117">
            <text:p>117</text:p>
          </table:table-cell>
          <table:table-cell table:style-name="ACE-0xb95d3e4c" office:value-type="string">
            <text:p>3^4</text:p>
          </table:table-cell>
          <table:table-cell table:number-columns-repeated="2" table:style-name="ACE-0xb95d3e4c"/>
          <table:table-cell table:style-name="ACE-0xb95d3e4c" office:value-type="float" office:value="8822">
            <text:p>8822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style-name="ACE-0xb95d3e4c" office:value-type="float" office:value="38">
            <text:p>38</text:p>
          </table:table-cell>
          <table:table-cell table:style-name="ACE-0xb95d3e4c"/>
          <table:table-cell table:style-name="ACE-0xb95d3fcc" office:value-type="float" office:value="9019">
            <text:p>9019</text:p>
          </table:table-cell>
          <table:table-cell table:style-name="ACE-0xb95d3fcc"/>
          <table:table-cell table:number-columns-repeated="4" table:style-name="Gnumeric-default"/>
          <table:table-cell table:style-name="ACE-0xb95d3e4c" office:value-type="float" office:value="351">
            <text:p>351</text:p>
          </table:table-cell>
          <table:table-cell table:style-name="ACE-0xb95d3e4c" office:value-type="string">
            <text:p>3^5</text:p>
          </table:table-cell>
          <table:table-cell table:number-columns-repeated="2" table:style-name="ACE-0xb95d3e4c"/>
          <table:table-cell table:style-name="ACE-0xb95d3e4c" office:value-type="float" office:value="14704">
            <text:p>14704</text:p>
          </table:table-cell>
          <table:table-cell table:number-columns-repeated="242" table:style-name="Gnumeric-default"/>
        </table:table-row>
        <table:table-row table:style-name="AROW-4">
          <table:table-cell table:number-columns-repeated="3" table:style-name="Gnumeric-default"/>
          <table:table-cell table:style-name="ACE-0xb95d3fcc" office:value-type="float" office:value="8534">
            <text:p>8534</text:p>
          </table:table-cell>
          <table:table-cell table:style-name="ACE-0xb95d3fcc"/>
          <table:table-cell table:number-columns-repeated="4" table:style-name="Gnumeric-default"/>
          <table:table-cell table:style-name="ACE-0xb95d3e4c" office:value-type="float" office:value="1053">
            <text:p>1053</text:p>
          </table:table-cell>
          <table:table-cell table:style-name="ACE-0xb95d3e4c" office:value-type="string">
            <text:p>3^6</text:p>
          </table:table-cell>
          <table:table-cell table:number-columns-repeated="2" table:style-name="ACE-0xb95d3e4c"/>
          <table:table-cell table:style-name="ACE-0xb95d3e4c" office:value-type="float" office:value="24017">
            <text:p>24017</text:p>
          </table:table-cell>
          <table:table-cell table:number-columns-repeated="242" table:style-name="Gnumeric-default"/>
        </table:table-row>
        <table:table-row table:style-name="AROW-4">
          <table:table-cell table:number-columns-repeated="3" table:style-name="Gnumeric-default"/>
          <table:table-cell table:style-name="ACE-0xb95d3fcc" office:value-type="float" office:value="9803">
            <text:p>9803</text:p>
          </table:table-cell>
          <table:table-cell table:style-name="ACE-0xb95d3fcc"/>
          <table:table-cell table:number-columns-repeated="4" table:style-name="Gnumeric-default"/>
          <table:table-cell table:style-name="ACE-0xb95d3e4c" office:value-type="float" office:value="3159">
            <text:p>3159</text:p>
          </table:table-cell>
          <table:table-cell table:style-name="ACE-0xb95d3e4c" office:value-type="string">
            <text:p>3^7</text:p>
          </table:table-cell>
          <table:table-cell table:number-columns-repeated="2" table:style-name="ACE-0xb95d3e4c"/>
          <table:table-cell table:style-name="ACE-0xb95d3e4c" office:value-type="float" office:value="39702">
            <text:p>39702</text:p>
          </table:table-cell>
          <table:table-cell table:number-columns-repeated="242" table:style-name="Gnumeric-default"/>
        </table:table-row>
        <table:table-row table:style-name="AROW-4">
          <table:table-cell table:number-columns-repeated="3" table:style-name="Gnumeric-default"/>
          <table:table-cell table:style-name="ACE-0xb95d3fcc" office:value-type="float" office:value="11071">
            <text:p>11071</text:p>
          </table:table-cell>
          <table:table-cell table:number-columns-repeated="5" table:style-name="Gnumeric-default"/>
          <table:table-cell table:style-name="ACE-0xb95d3e4c" office:value-type="float" office:value="9477">
            <text:p>9477</text:p>
          </table:table-cell>
          <table:table-cell table:style-name="ACE-0xb95d3e4c" office:value-type="string">
            <text:p>3^8</text:p>
          </table:table-cell>
          <table:table-cell table:number-columns-repeated="2" table:style-name="ACE-0xb95d3e4c"/>
          <table:table-cell table:style-name="ACE-0xb95d3e4c" office:value-type="float" office:value="101949">
            <text:p>101949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12340">
            <text:p>12340</text:p>
          </table:table-cell>
          <table:table-cell table:number-columns-repeated="5" table:style-name="Gnumeric-default"/>
          <table:table-cell table:style-name="ACE-0xb95d3e4c" office:value-type="float" office:value="28431">
            <text:p>28431</text:p>
          </table:table-cell>
          <table:table-cell table:style-name="ACE-0xb95d3e4c" office:value-type="string">
            <text:p>3^9</text:p>
          </table:table-cell>
          <table:table-cell table:number-columns-repeated="2" table:style-name="ACE-0xb95d3e4c"/>
          <table:table-cell table:style-name="ACE-0xb95d3e4c" office:value-type="float" office:value="150964">
            <text:p>150964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13609">
            <text:p>13609</text:p>
          </table:table-cell>
          <table:table-cell table:number-columns-repeated="5" table:style-name="Gnumeric-default"/>
          <table:table-cell table:style-name="ACE-0xb95d3e4c" office:value-type="float" office:value="85293">
            <text:p>85293</text:p>
          </table:table-cell>
          <table:table-cell table:style-name="ACE-0xb95d3e4c" office:value-type="string">
            <text:p>3^10</text:p>
          </table:table-cell>
          <table:table-cell table:number-columns-repeated="2" table:style-name="ACE-0xb95d3e4c"/>
          <table:table-cell table:style-name="ACE-0xb95d3e4c" office:value-type="float" office:value="235758">
            <text:p>235758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19877">
            <text:p>19877</text:p>
          </table:table-cell>
          <table:table-cell table:number-columns-repeated="5" table:style-name="Gnumeric-default"/>
          <table:table-cell table:style-name="ACE-0xb95d3e4c" office:value-type="float" office:value="255879">
            <text:p>255879</text:p>
          </table:table-cell>
          <table:table-cell table:style-name="ACE-0xb95d3e4c" office:value-type="string">
            <text:p>3^11</text:p>
          </table:table-cell>
          <table:table-cell table:number-columns-repeated="2" table:style-name="ACE-0xb95d3e4c"/>
          <table:table-cell table:style-name="ACE-0xb95d414c" office:value-type="float" office:value="348981">
            <text:p>3.49×1005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20146">
            <text:p>20146</text:p>
          </table:table-cell>
          <table:table-cell table:number-columns-repeated="5" table:style-name="Gnumeric-default"/>
          <table:table-cell table:style-name="ACE-0xb95d3e4c" office:value-type="float" office:value="767637">
            <text:p>767637</text:p>
          </table:table-cell>
          <table:table-cell table:style-name="ACE-0xb95d3e4c" office:value-type="string">
            <text:p>3^12</text:p>
          </table:table-cell>
          <table:table-cell table:number-columns-repeated="2" table:style-name="ACE-0xb95d3e4c"/>
          <table:table-cell table:style-name="ACE-0xb95d414c" office:value-type="float" office:value="788147">
            <text:p>7.88×1005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21115">
            <text:p>21115</text:p>
          </table:table-cell>
          <table:table-cell table:number-columns-repeated="5" table:style-name="Gnumeric-default"/>
          <table:table-cell table:style-name="ACE-0xb95d3e4c" office:value-type="float" office:value="2302911">
            <text:p>2302911</text:p>
          </table:table-cell>
          <table:table-cell table:style-name="ACE-0xb95d3e4c" office:value-type="string">
            <text:p>3^13</text:p>
          </table:table-cell>
          <table:table-cell table:number-columns-repeated="2" table:style-name="ACE-0xb95d3e4c"/>
          <table:table-cell table:style-name="ACE-0xb95d414c" office:value-type="float" office:value="1043021">
            <text:p>1.04×1006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26295">
            <text:p>26295</text:p>
          </table:table-cell>
          <table:table-cell table:number-columns-repeated="5" table:style-name="Gnumeric-default"/>
          <table:table-cell table:style-name="ACE-0xb95d3e4c" office:value-type="float" office:value="6908733">
            <text:p>6908733</text:p>
          </table:table-cell>
          <table:table-cell table:style-name="ACE-0xb95d3e4c" office:value-type="string">
            <text:p>3^14</text:p>
          </table:table-cell>
          <table:table-cell table:number-columns-repeated="2" table:style-name="ACE-0xb95d3e4c"/>
          <table:table-cell table:style-name="ACE-0xb95d414c" office:value-type="float" office:value="1839502">
            <text:p>1.84×1006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1171">
            <text:p>31171</text:p>
          </table:table-cell>
          <table:table-cell table:number-columns-repeated="5" table:style-name="Gnumeric-default"/>
          <table:table-cell table:style-name="ACE-0xb95d414c" office:value-type="float" office:value="20726199">
            <text:p>2.07×1007</text:p>
          </table:table-cell>
          <table:table-cell table:style-name="ACE-0xb95d3e4c" office:value-type="string">
            <text:p>3^15</text:p>
          </table:table-cell>
          <table:table-cell table:number-columns-repeated="2" table:style-name="ACE-0xb95d3e4c"/>
          <table:table-cell table:style-name="ACE-0xb95d414c" office:value-type="float" office:value="3177588">
            <text:p>3.18×1006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3132">
            <text:p>33132</text:p>
          </table:table-cell>
          <table:table-cell table:number-columns-repeated="5" table:style-name="Gnumeric-default"/>
          <table:table-cell table:style-name="ACE-0xb95d414c" office:value-type="float" office:value="62178597">
            <text:p>6.22×1007</text:p>
          </table:table-cell>
          <table:table-cell table:style-name="ACE-0xb95d3e4c" office:value-type="string">
            <text:p>3^16</text:p>
          </table:table-cell>
          <table:table-cell table:number-columns-repeated="2" table:style-name="ACE-0xb95d3e4c"/>
          <table:table-cell table:style-name="ACE-0xb95d414c" office:value-type="float" office:value="3542253">
            <text:p>3.54×1006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3254">
            <text:p>33254</text:p>
          </table:table-cell>
          <table:table-cell table:number-columns-repeated="5" table:style-name="Gnumeric-default"/>
          <table:table-cell table:style-name="ACE-0xb95d414c" office:value-type="float" office:value="186535791">
            <text:p>1.87×1008</text:p>
          </table:table-cell>
          <table:table-cell table:style-name="ACE-0xb95d3e4c" office:value-type="string">
            <text:p>3^17</text:p>
          </table:table-cell>
          <table:table-cell table:number-columns-repeated="2" table:style-name="ACE-0xb95d3e4c"/>
          <table:table-cell table:style-name="ACE-0xb95d3e4c" office:value-type="float" office:value="4750942">
            <text:p>4750942</text:p>
          </table:table-cell>
          <table:table-cell table:number-columns-repeated="242" table:style-name="Gnumeric-default"/>
        </table:table-row>
        <table:table-row table:style-name="AROW-4">
          <table:table-cell table:number-columns-repeated="3" table:style-name="Gnumeric-default"/>
          <table:table-cell table:style-name="ACE-0xb95d3fcc" office:value-type="float" office:value="33377">
            <text:p>33377</text:p>
          </table:table-cell>
          <table:table-cell table:number-columns-repeated="5" table:style-name="Gnumeric-default"/>
          <table:table-cell table:style-name="ACE-0xb95d414c" office:value-type="float" office:value="559607373">
            <text:p>5.60×1008</text:p>
          </table:table-cell>
          <table:table-cell table:style-name="ACE-0xb95d3e4c" office:value-type="string">
            <text:p>3^18</text:p>
          </table:table-cell>
          <table:table-cell table:number-columns-repeated="2" table:style-name="ACE-0xb95d3e4c"/>
          <table:table-cell table:style-name="ACE-0xb95d3e4c" office:value-type="float" office:value="8215753">
            <text:p>8215753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3645">
            <text:p>33645</text:p>
          </table:table-cell>
          <table:table-cell table:number-columns-repeated="5" table:style-name="Gnumeric-default"/>
          <table:table-cell table:style-name="ACE-0xb95d414c" office:value-type="float" office:value="1678822119">
            <text:p>1.68×1009</text:p>
          </table:table-cell>
          <table:table-cell table:style-name="ACE-0xb95d3e4c" office:value-type="string">
            <text:p>3^19</text:p>
          </table:table-cell>
          <table:table-cell table:number-columns-repeated="2" table:style-name="ACE-0xb95d3e4c"/>
          <table:table-cell table:style-name="ACE-0xb95d414c" office:value-type="float" office:value="14284686">
            <text:p>1.43×1007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3590">
            <text:p>33590</text:p>
          </table:table-cell>
          <table:table-cell table:number-columns-repeated="5" table:style-name="Gnumeric-default"/>
          <table:table-cell table:style-name="ACE-0xb95d414c" office:value-type="float" office:value="5036466357">
            <text:p>5.04×1009</text:p>
          </table:table-cell>
          <table:table-cell table:style-name="ACE-0xb95d3e4c" office:value-type="string">
            <text:p>3^20</text:p>
          </table:table-cell>
          <table:table-cell table:number-columns-repeated="2" table:style-name="ACE-0xb95d3e4c"/>
          <table:table-cell table:style-name="ACE-0xb95d414c" office:value-type="float" office:value="24678137">
            <text:p>2.47×1007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3112">
            <text:p>33112</text:p>
          </table:table-cell>
          <table:table-cell table:number-columns-repeated="5" table:style-name="Gnumeric-default"/>
          <table:table-cell table:style-name="ACE-0xb95d414c" office:value-type="float" office:value="15109399071">
            <text:p>1.51×1010</text:p>
          </table:table-cell>
          <table:table-cell table:number-columns-repeated="3" table:style-name="ACE-0xb95d3e4c"/>
          <table:table-cell table:style-name="ACE-0xb95d414c" office:value-type="float" office:value="43800519">
            <text:p>4.38×1007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7098">
            <text:p>37098</text:p>
          </table:table-cell>
          <table:table-cell table:number-columns-repeated="5" table:style-name="Gnumeric-default"/>
          <table:table-cell table:style-name="ACE-0xb95d414c" office:value-type="float" office:value="45328197213">
            <text:p>4.53×1010</text:p>
          </table:table-cell>
          <table:table-cell table:number-columns-repeated="3" table:style-name="ACE-0xb95d3e4c"/>
          <table:table-cell table:style-name="ACE-0xb95d414c" office:value-type="float" office:value="74030000">
            <text:p>7.40×1007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7021">
            <text:p>37021</text:p>
          </table:table-cell>
          <table:table-cell table:number-columns-repeated="5" table:style-name="Gnumeric-default"/>
          <table:table-cell table:style-name="ACE-0xb95d414c" office:value-type="float" office:value="135984591639">
            <text:p>1.36×1011</text:p>
          </table:table-cell>
          <table:table-cell table:number-columns-repeated="3" table:style-name="ACE-0xb95d3e4c"/>
          <table:table-cell table:style-name="ACE-0xb95d414c" office:value-type="float" office:value="128070556">
            <text:p>1.28×1008</text:p>
          </table:table-cell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7011">
            <text:p>37011</text:p>
          </table:table-cell>
          <table:table-cell table:number-columns-repeated="5" table:style-name="Gnumeric-default"/>
          <table:table-cell table:style-name="ACE-0xb95d414c" office:value-type="float" office:value="407953774917">
            <text:p>4.08×1011</text:p>
          </table:table-cell>
          <table:table-cell table:number-columns-repeated="3" table:style-name="ACE-0xb95d3e4c"/>
          <table:table-cell table:style-name="ACE-0xb95d414c" office:value-type="float" office:value="221789541">
            <text:p>2.22×1008</text:p>
          </table:table-cell>
          <table:table-cell table:number-columns-repeated="242" table:style-name="Gnumeric-default"/>
        </table:table-row>
        <table:table-row table:style-name="AROW-4">
          <table:table-cell table:number-columns-repeated="3" table:style-name="Gnumeric-default"/>
          <table:table-cell table:style-name="ACE-0xb95d3fcc" office:value-type="float" office:value="38001">
            <text:p>38001</text:p>
          </table:table-cell>
          <table:table-cell table:number-columns-repeated="5" table:style-name="Gnumeric-default"/>
          <table:table-cell table:style-name="ACE-0xb95d414c" office:value-type="float" office:value="1223861324751">
            <text:p>1.22×1012</text:p>
          </table:table-cell>
          <table:table-cell table:number-columns-repeated="3" table:style-name="ACE-0xb95d3e4c"/>
          <table:table-cell table:style-name="ACE-0xb95d414c"/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8023">
            <text:p>38023</text:p>
          </table:table-cell>
          <table:table-cell table:number-columns-repeated="5" table:style-name="Gnumeric-default"/>
          <table:table-cell table:style-name="ACE-0xb95d414c" office:value-type="float" office:value="3671583974253">
            <text:p>3.67×1012</text:p>
          </table:table-cell>
          <table:table-cell table:number-columns-repeated="3" table:style-name="ACE-0xb95d3e4c"/>
          <table:table-cell table:style-name="ACE-0xb95d414c"/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39004">
            <text:p>39004</text:p>
          </table:table-cell>
          <table:table-cell table:number-columns-repeated="5" table:style-name="Gnumeric-default"/>
          <table:table-cell table:style-name="ACE-0xb95d414c" office:value-type="float" office:value="11014751922759">
            <text:p>1.10×1013</text:p>
          </table:table-cell>
          <table:table-cell table:number-columns-repeated="3" table:style-name="ACE-0xb95d3e4c"/>
          <table:table-cell table:style-name="ACE-0xb95d414c"/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40017">
            <text:p>40017</text:p>
          </table:table-cell>
          <table:table-cell table:number-columns-repeated="5" table:style-name="Gnumeric-default"/>
          <table:table-cell table:style-name="ACE-0xb95d414c" office:value-type="float" office:value="33044255768277">
            <text:p>3.30×1013</text:p>
          </table:table-cell>
          <table:table-cell table:number-columns-repeated="3" table:style-name="ACE-0xb95d3e4c"/>
          <table:table-cell table:style-name="ACE-0xb95d414c"/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40200">
            <text:p>40200</text:p>
          </table:table-cell>
          <table:table-cell table:number-columns-repeated="5" table:style-name="Gnumeric-default"/>
          <table:table-cell table:style-name="ACE-0xb95d414c" office:value-type="float" office:value="99132767304831">
            <text:p>9.91×1013</text:p>
          </table:table-cell>
          <table:table-cell table:number-columns-repeated="3" table:style-name="ACE-0xb95d3e4c"/>
          <table:table-cell table:style-name="ACE-0xb95d414c"/>
          <table:table-cell table:number-columns-repeated="242" table:style-name="Gnumeric-default"/>
        </table:table-row>
        <table:table-row table:style-name="AROW-4">
          <table:table-cell table:style-name="Gnumeric-default"/>
          <table:table-cell table:number-columns-repeated="2" table:style-name="ACE-0xb95d3e4c"/>
          <table:table-cell table:style-name="ACE-0xb95d3fcc" office:value-type="float" office:value="40117">
            <text:p>40117</text:p>
          </table:table-cell>
          <table:table-cell table:number-columns-repeated="5" table:style-name="Gnumeric-default"/>
          <table:table-cell table:style-name="ACE-0xb95d414c" office:value-type="float" office:value="91507169819845">
            <text:p>9.15×1013</text:p>
          </table:table-cell>
          <table:table-cell table:number-columns-repeated="3" table:style-name="ACE-0xb95d3e4c"/>
          <table:table-cell table:style-name="ACE-0xb95d414c"/>
          <table:table-cell table:number-columns-repeated="242" table:style-name="Gnumeric-default"/>
        </table:table-row>
        <table:table-row table:style-name="AROW-0" table:number-rows-repeated="1048460">
          <table:table-cell table:number-columns-repeated="256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  <gnm:selections gnm:cursor-col="18" gnm:cursor-row="47">
          <gnm:selection gnm:start-col="18" gnm:start-row="47" gnm:end-col="18" gnm:end-row="76"/>
        </gnm:selections>
      </table:table>
      <table:table table:name="Hoja2" table:style-name="ta-0xb95ca160" table:print="false">
        <office:forms form:automatic-focus="false" form:apply-design-mode="false">
          <form:form/>
        </office:forms>
        <table:table-column table:default-cell-style-name="ACE-0xb95d30cc" table:style-name="ACOL-1"/>
        <table:table-column table:default-cell-style-name="ACE-0xb95d30cc" table:style-name="ACOL-3" table:number-columns-repeated="127"/>
        <table:table-row table:style-name="AROW-0">
          <table:table-cell table:number-columns-repeated="128"/>
        </table:table-row>
        <table:table-row table:style-name="AROW-7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2'.$A$1"/>
          <table:named-expression table:name="Sheet_Title" table:expression="of:=&quot;Hoja2&quot;" table:base-cell-address="$'Hoja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Hoja3" table:style-name="ta-0xb95ca2b0" table:print="false">
        <office:forms form:automatic-focus="false" form:apply-design-mode="false">
          <form:form/>
        </office:forms>
        <table:table-column table:default-cell-style-name="ACE-0xb95d318c" table:style-name="ACOL-1"/>
        <table:table-column table:default-cell-style-name="ACE-0xb95d318c" table:style-name="ACOL-3" table:number-columns-repeated="127"/>
        <table:table-row table:style-name="AROW-0">
          <table:table-cell table:number-columns-repeated="128"/>
        </table:table-row>
        <table:table-row table:style-name="AROW-7" table:number-rows-repeated="127">
          <table:table-cell table:number-columns-repeated="128"/>
        </table:table-row>
        <table:named-expressions>
          <table:named-expression table:name="Print_Area" table:expression="of:=#REF!" table:base-cell-address="$'Hoja3'.$A$1"/>
          <table:named-expression table:name="Sheet_Title" table:expression="of:=&quot;Hoja3&quot;" table:base-cell-address="$'Hoja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>
        <table:named-range table:name="__Anonymous_Sheet_DB__0" table:cell-range-address="$'Hoja1'.$S$48:.$S$77" table:base-cell-address="$'Hoja1'.$A$1" table:range-usable-as="print-range filter repeat-row repeat-column"/>
      </table:named-expressions>
      <table:database-ranges>
        <table:database-range table:target-range-address="Hoja1.S48:Hoja1.S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scientific-number number:decimal-places="2" number:grouping="false" number:min-integer-digits="1" number:min-exponent-digits="1" gnm:forced-exponent-sign="false" gnm:engineering="false" gnm:literal-E="false"/>
    </number:number-style>
    <number:number-style style:name="ND.1">
      <number:number number:decimal-places="0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10pt" style:use-optimal-row-height="true"/>
    </style:default-style>
  </office:styles>
  <office:automatic-styles>
    <style:page-layout style:name="pl-0xb959dc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95797c8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b95b59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b95ca010" style:display-name="Hoja1" style:page-layout-name="pl-0xb959dc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0xb95ca160" style:display-name="Hoja2" style:page-layout-name="pl-0xb95797c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  <style:master-page style:name="ta-mp-0xb95ca2b0" style:display-name="Hoja3" style:page-layout-name="pl-0xb95b59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gustin Rodriguez</dc:creator>
    <dc:date>2016-09-27T02:02:59Z</dc:date>
    <dc:title>Tables</dc:title>
    <meta:creation-date>2016-09-24T19:44:46Z</meta:creation-date>
    <meta:editing-cycles>3</meta:editing-cycles>
    <meta:editing-duration>PT5H9M30S</meta:editing-duration>
    <meta:generator>gnumeric/1.12.9</meta:generator>
    <meta:initial-creator>Guido Tripodi</meta:initial-creator>
  </office:meta>
</office:document-meta>
</file>